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paragraph-properties fo:line-height="200%" fo:text-align="end" style:justify-single-word="false" style:writing-mode="rl-tb"/>
      <style:text-properties style:font-name="B Nazanin" fo:font-size="11pt" officeooo:rsid="001d60d2" officeooo:paragraph-rsid="001d60d2" style:font-size-asian="11pt" style:font-name-complex="B Nazanin" style:font-size-complex="11pt"/>
    </style:style>
    <style:style style:name="P2" style:family="paragraph" style:parent-style-name="Standard">
      <style:paragraph-properties fo:line-height="200%" fo:text-align="end" style:justify-single-word="false" style:writing-mode="rl-tb"/>
      <style:text-properties style:font-name="B Nazanin" fo:font-size="11pt" officeooo:rsid="001d80c4" officeooo:paragraph-rsid="001d80c4" style:font-size-asian="11pt" style:font-name-complex="B Nazanin" style:font-size-complex="11pt"/>
    </style:style>
    <style:style style:name="P3" style:family="paragraph" style:parent-style-name="Standard">
      <style:paragraph-properties fo:line-height="200%" fo:text-align="end" style:justify-single-word="false" style:writing-mode="rl-tb"/>
      <style:text-properties style:font-name="B Nazanin" fo:font-size="11pt" officeooo:rsid="001e4262" officeooo:paragraph-rsid="001f627a" style:font-size-asian="11pt" style:font-name-complex="B Nazanin" style:font-size-complex="11pt"/>
    </style:style>
    <style:style style:name="P4" style:family="paragraph" style:parent-style-name="Standard">
      <style:paragraph-properties fo:line-height="200%" fo:text-align="end" style:justify-single-word="false" style:writing-mode="rl-tb"/>
      <style:text-properties style:font-name="B Nazanin" fo:font-size="11pt" officeooo:rsid="00205740" officeooo:paragraph-rsid="00205740" style:font-size-asian="11pt" style:font-name-complex="B Nazanin" style:font-size-complex="11pt"/>
    </style:style>
    <style:style style:name="P5" style:family="paragraph" style:parent-style-name="Standard">
      <style:paragraph-properties fo:line-height="200%" fo:text-align="end" style:justify-single-word="false" style:writing-mode="rl-tb"/>
      <style:text-properties style:font-name="B Nazanin" fo:font-size="11pt" officeooo:rsid="00216d87" officeooo:paragraph-rsid="00216d87" style:font-size-asian="11pt" style:font-name-complex="B Nazanin" style:font-size-complex="11pt"/>
    </style:style>
    <style:style style:name="P6" style:family="paragraph" style:parent-style-name="Standard">
      <style:paragraph-properties fo:line-height="200%" fo:text-align="end" style:justify-single-word="false" fo:break-before="page" style:writing-mode="rl-tb"/>
      <style:text-properties style:font-name="B Nazanin" fo:font-size="11pt" officeooo:rsid="00232d22" officeooo:paragraph-rsid="00232d22" style:font-size-asian="11pt" style:font-name-complex="B Nazanin" style:font-size-complex="11pt"/>
    </style:style>
    <style:style style:name="P7" style:family="paragraph" style:parent-style-name="Standard">
      <style:paragraph-properties fo:line-height="200%" fo:text-align="end" style:justify-single-word="false" style:writing-mode="rl-tb"/>
      <style:text-properties style:font-name="B Nazanin" fo:font-size="11pt" officeooo:rsid="00232d22" officeooo:paragraph-rsid="00232d22" style:font-size-asian="11pt" style:font-name-complex="B Nazanin" style:font-size-complex="11pt"/>
    </style:style>
    <style:style style:name="P8" style:family="paragraph" style:parent-style-name="Standard">
      <style:paragraph-properties fo:line-height="200%" fo:text-align="end" style:justify-single-word="false" style:writing-mode="rl-tb"/>
      <style:text-properties style:font-name="B Nazanin" fo:font-size="11pt" officeooo:rsid="0023906d" officeooo:paragraph-rsid="0023906d" style:font-size-asian="11pt" style:font-name-complex="B Nazanin" style:font-size-complex="11pt"/>
    </style:style>
    <style:style style:name="P9" style:family="paragraph" style:parent-style-name="Standard">
      <style:paragraph-properties fo:line-height="200%" fo:text-align="end" style:justify-single-word="false" style:writing-mode="rl-tb"/>
      <style:text-properties style:font-name="B Nazanin" fo:font-size="11pt" fo:font-weight="normal" officeooo:rsid="00216d87" officeooo:paragraph-rsid="00216d87" style:font-size-asian="11pt" style:font-weight-asian="normal" style:font-name-complex="B Nazanin" style:font-size-complex="11pt" style:font-weight-complex="normal"/>
    </style:style>
    <style:style style:name="P10" style:family="paragraph" style:parent-style-name="Standard">
      <style:paragraph-properties fo:line-height="200%" fo:text-align="end" style:justify-single-word="false" style:writing-mode="rl-tb"/>
      <style:text-properties style:font-name="B Nazanin" fo:font-size="11pt" fo:font-weight="normal" officeooo:rsid="00232d22" officeooo:paragraph-rsid="00232d22" style:font-size-asian="11pt" style:font-weight-asian="normal" style:font-name-complex="B Nazanin" style:font-size-complex="11pt" style:font-weight-complex="normal"/>
    </style:style>
    <style:style style:name="P11"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3906d" style:font-size-asian="11pt" style:font-weight-asian="normal" style:font-name-complex="B Nazanin" style:font-size-complex="11pt" style:font-weight-complex="normal"/>
    </style:style>
    <style:style style:name="P12"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62b06" style:font-size-asian="11pt" style:font-weight-asian="normal" style:font-name-complex="B Nazanin" style:font-size-complex="11pt" style:font-weight-complex="normal"/>
    </style:style>
    <style:style style:name="P13" style:family="paragraph" style:parent-style-name="Standard">
      <style:paragraph-properties fo:line-height="200%" fo:text-align="end" style:justify-single-word="false" style:writing-mode="rl-tb"/>
      <style:text-properties style:font-name="B Nazanin" fo:font-size="11pt" fo:font-weight="bold" officeooo:rsid="00262b06" officeooo:paragraph-rsid="00262b06" style:font-size-asian="11pt" style:font-weight-asian="bold" style:font-name-complex="B Nazanin" style:font-size-complex="11pt" style:font-weight-complex="bold"/>
    </style:style>
    <style:style style:name="P14" style:family="paragraph" style:parent-style-name="Standard">
      <style:paragraph-properties fo:line-height="200%" fo:text-align="end" style:justify-single-word="false" style:writing-mode="rl-tb"/>
      <style:text-properties style:font-name="B Nazanin" fo:font-size="11pt" fo:font-weight="bold" officeooo:rsid="00262b06" officeooo:paragraph-rsid="00276643" style:font-size-asian="11pt" style:font-weight-asian="bold" style:font-name-complex="B Nazanin" style:font-size-complex="11pt" style:font-weight-complex="bold"/>
    </style:style>
    <style:style style:name="P15" style:family="paragraph" style:parent-style-name="Standard">
      <style:paragraph-properties fo:line-height="200%" fo:text-align="end" style:justify-single-word="false" style:writing-mode="rl-tb"/>
      <style:text-properties style:font-name="B Nazanin" fo:font-size="11pt" fo:font-weight="bold" officeooo:rsid="0028145f" officeooo:paragraph-rsid="0028145f" style:font-size-asian="11pt" style:font-weight-asian="bold" style:font-name-complex="B Nazanin" style:font-size-complex="11pt" style:font-weight-complex="bold"/>
    </style:style>
    <style:style style:name="P16" style:family="paragraph" style:parent-style-name="Standard">
      <style:paragraph-properties fo:line-height="200%" fo:text-align="justify" style:justify-single-word="false" style:writing-mode="rl-tb"/>
      <style:text-properties style:font-name="B Nazanin" fo:font-size="11pt" fo:font-weight="bold" officeooo:rsid="002b2394" officeooo:paragraph-rsid="002b2394" style:font-size-asian="11pt" style:font-weight-asian="bold" style:font-name-complex="B Nazanin" style:font-size-complex="11pt" style:font-weight-complex="bold"/>
    </style:style>
    <style:style style:name="P17" style:family="paragraph" style:parent-style-name="Standard">
      <style:paragraph-properties fo:line-height="200%" fo:text-align="end" style:justify-single-word="false" style:writing-mode="rl-tb"/>
      <style:text-properties style:font-name="B Nazanin" fo:font-size="11pt" fo:font-weight="bold" officeooo:rsid="002bfbe6" officeooo:paragraph-rsid="002bfbe6" style:font-size-asian="11pt" style:font-weight-asian="bold" style:font-name-complex="B Nazanin" style:font-size-complex="11pt" style:font-weight-complex="bold"/>
    </style:style>
    <style:style style:name="P18" style:family="paragraph" style:parent-style-name="Standard">
      <style:paragraph-properties fo:line-height="200%" fo:text-align="end" style:justify-single-word="false" style:writing-mode="rl-tb"/>
      <style:text-properties style:font-name="B Nazanin" fo:font-size="11pt" fo:font-weight="bold" officeooo:rsid="002d81ee" officeooo:paragraph-rsid="002d81ee" style:font-size-asian="11pt" style:font-weight-asian="bold" style:font-name-complex="B Nazanin" style:font-size-complex="11pt" style:font-weight-complex="bold"/>
    </style:style>
    <style:style style:name="P19" style:family="paragraph" style:parent-style-name="Standard">
      <style:paragraph-properties fo:line-height="200%" fo:text-align="end" style:justify-single-word="false" style:writing-mode="rl-tb"/>
      <style:text-properties style:font-name="B Nazanin" fo:font-size="11pt" fo:font-weight="bold" officeooo:rsid="002f559a" officeooo:paragraph-rsid="002f559a" style:font-size-asian="11pt" style:font-weight-asian="bold" style:font-name-complex="B Nazanin" style:font-size-complex="11pt" style:font-weight-complex="bold"/>
    </style:style>
    <style:style style:name="P20" style:family="paragraph" style:parent-style-name="Standard">
      <style:paragraph-properties fo:line-height="200%" fo:text-align="end" style:justify-single-word="false" style:writing-mode="rl-tb"/>
      <style:text-properties style:font-name="B Nazanin" fo:font-size="11pt" style:text-underline-style="none" fo:font-weight="normal" officeooo:rsid="00276643" officeooo:paragraph-rsid="00276643" style:font-size-asian="11pt" style:font-weight-asian="normal" style:font-name-complex="B Nazanin" style:font-size-complex="11pt" style:font-weight-complex="normal"/>
    </style:style>
    <style:style style:name="P21" style:family="paragraph" style:parent-style-name="Standard">
      <style:paragraph-properties fo:line-height="200%" fo:text-align="end" style:justify-single-word="false" style:writing-mode="rl-tb"/>
      <style:text-properties style:font-name="B Nazanin" fo:font-size="11pt" style:text-underline-style="none" fo:font-weight="normal" officeooo:rsid="0028145f" officeooo:paragraph-rsid="0028145f" style:font-size-asian="11pt" style:font-weight-asian="normal" style:font-name-complex="B Nazanin" style:font-size-complex="11pt" style:font-weight-complex="normal"/>
    </style:style>
    <style:style style:name="P22" style:family="paragraph" style:parent-style-name="Standard">
      <style:paragraph-properties fo:line-height="200%" fo:text-align="end" style:justify-single-word="false" style:writing-mode="rl-tb"/>
      <style:text-properties style:font-name="B Nazanin" fo:font-size="11pt" style:text-underline-style="none" fo:font-weight="normal" officeooo:rsid="0028e8df" officeooo:paragraph-rsid="0028e8df" style:font-size-asian="11pt" style:font-weight-asian="normal" style:font-name-complex="B Nazanin" style:font-size-complex="11pt" style:font-weight-complex="normal"/>
    </style:style>
    <style:style style:name="P23"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24"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25"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f559a" style:font-size-asian="11pt" style:font-weight-asian="normal" style:font-name-complex="B Nazanin" style:font-size-complex="11pt" style:font-weight-complex="normal"/>
    </style:style>
    <style:style style:name="P26" style:family="paragraph" style:parent-style-name="Standard">
      <style:paragraph-properties fo:line-height="200%" fo:text-align="end" style:justify-single-word="false" style:writing-mode="rl-tb"/>
      <style:text-properties style:font-name="B Nazanin"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27" style:family="paragraph" style:parent-style-name="Standard">
      <style:paragraph-properties fo:line-height="200%" fo:text-align="end" style:justify-single-word="false" style:writing-mode="rl-tb"/>
      <style:text-properties style:font-name="B Nazanin" fo:font-size="11pt" style:text-underline-style="none" fo:font-weight="normal" officeooo:rsid="00310f34" officeooo:paragraph-rsid="00310f34" style:font-size-asian="11pt" style:font-weight-asian="normal" style:font-name-complex="B Nazanin" style:font-size-complex="11pt" style:font-weight-complex="normal"/>
    </style:style>
    <style:style style:name="P28" style:family="paragraph" style:parent-style-name="Standard">
      <style:paragraph-properties fo:line-height="200%" fo:text-align="end" style:justify-single-word="false" style:writing-mode="rl-tb"/>
      <style:text-properties style:font-name="B Nazanin" fo:font-size="11pt" style:text-underline-style="none" fo:font-weight="normal" officeooo:rsid="00315453" officeooo:paragraph-rsid="00315453" style:font-size-asian="11pt" style:font-weight-asian="normal" style:font-name-complex="B Nazanin" style:font-size-complex="11pt" style:font-weight-complex="normal"/>
    </style:style>
    <style:style style:name="P29" style:family="paragraph" style:parent-style-name="Standard">
      <style:paragraph-properties fo:line-height="200%" fo:text-align="end" style:justify-single-word="false" style:writing-mode="rl-tb"/>
      <style:text-properties style:font-name="B Nazanin" fo:font-size="11pt" style:text-underline-style="none" fo:font-weight="normal" officeooo:rsid="0039657a" officeooo:paragraph-rsid="0039657a" style:font-size-asian="11pt" style:font-weight-asian="normal" style:font-name-complex="B Nazanin" style:font-size-complex="11pt" style:font-weight-complex="normal"/>
    </style:style>
    <style:style style:name="P30"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31"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32"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4317fe" style:font-size-asian="11pt" style:font-weight-asian="normal" style:font-name-complex="B Nazanin" style:font-size-complex="11pt" style:font-weight-complex="normal"/>
    </style:style>
    <style:style style:name="P33" style:family="paragraph" style:parent-style-name="Standard">
      <style:paragraph-properties fo:line-height="200%" fo:text-align="start" style:justify-single-word="false" style:writing-mode="lr-tb"/>
      <style:text-properties style:font-name="B Nazanin" fo:font-size="11pt" style:text-underline-style="none" fo:font-weight="normal" officeooo:rsid="003d8a30" officeooo:paragraph-rsid="00478846" style:font-size-asian="11pt" style:font-weight-asian="normal" style:font-name-complex="B Nazanin" style:font-size-complex="11pt" style:font-weight-complex="normal"/>
    </style:style>
    <style:style style:name="P34" style:family="paragraph" style:parent-style-name="Standard">
      <style:paragraph-properties fo:line-height="200%" fo:text-align="end" style:justify-single-word="false" style:writing-mode="rl-tb"/>
      <style:text-properties style:font-name="B Nazanin" fo:font-size="11pt" style:text-underline-style="none" fo:font-weight="normal" officeooo:rsid="004317fe" officeooo:paragraph-rsid="004317fe" style:font-size-asian="11pt" style:font-weight-asian="normal" style:font-name-complex="B Nazanin" style:font-size-complex="11pt" style:font-weight-complex="normal"/>
    </style:style>
    <style:style style:name="P35" style:family="paragraph" style:parent-style-name="Standard" style:list-style-name="L1">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36" style:family="paragraph" style:parent-style-name="Standard">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37"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38" style:family="paragraph" style:parent-style-name="Standard">
      <style:paragraph-properties fo:line-height="200%" fo:text-align="end" style:justify-single-word="fals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39" style:family="paragraph" style:parent-style-name="Standard">
      <style:paragraph-properties fo:line-height="200%" fo:text-align="end" style:justify-single-word="false" style:writing-mode="rl-tb"/>
      <style:text-properties style:font-name="B Nazanin" fo:font-size="11pt" style:text-underline-style="none" fo:font-weight="normal" officeooo:rsid="004487d2" officeooo:paragraph-rsid="004487d2" style:font-size-asian="11pt" style:font-weight-asian="normal" style:font-name-complex="B Nazanin" style:font-size-complex="11pt" style:font-weight-complex="normal"/>
    </style:style>
    <style:style style:name="P40" style:family="paragraph" style:parent-style-name="Standard">
      <style:paragraph-properties fo:line-height="200%" fo:text-align="end" style:justify-single-word="false" style:writing-mode="rl-tb"/>
      <style:text-properties style:font-name="B Nazanin" fo:font-size="11pt" style:text-underline-style="none" fo:font-weight="normal" officeooo:rsid="0044bb0f" officeooo:paragraph-rsid="0044bb0f" style:font-size-asian="11pt" style:font-weight-asian="normal" style:font-name-complex="B Nazanin" style:font-size-complex="11pt" style:font-weight-complex="normal"/>
    </style:style>
    <style:style style:name="P41" style:family="paragraph" style:parent-style-name="Standard">
      <style:paragraph-properties fo:line-height="200%" fo:text-align="end" style:justify-single-word="false" style:writing-mode="rl-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42" style:family="paragraph" style:parent-style-name="Standard">
      <style:paragraph-properties fo:line-height="200%" fo:text-align="start" style:justify-single-word="false" style:writing-mode="lr-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43" style:family="paragraph" style:parent-style-name="Standard">
      <style:paragraph-properties fo:line-height="200%" fo:text-align="end" style:justify-single-word="false" style:writing-mode="rl-tb"/>
      <style:text-properties style:font-name="B Nazanin" fo:font-size="11pt" style:text-underline-style="none" fo:font-weight="normal" officeooo:rsid="00478846" officeooo:paragraph-rsid="00478846" style:font-size-asian="11pt" style:font-weight-asian="normal" style:font-name-complex="B Nazanin" style:font-size-complex="11pt" style:font-weight-complex="normal"/>
    </style:style>
    <style:style style:name="P44"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bf91" style:font-size-asian="11pt" style:font-weight-asian="normal" style:font-name-complex="B Nazanin" style:font-size-complex="11pt" style:font-weight-complex="normal"/>
    </style:style>
    <style:style style:name="P45"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c28a" style:font-size-asian="11pt" style:font-weight-asian="normal" style:font-name-complex="B Nazanin" style:font-size-complex="11pt" style:font-weight-complex="normal"/>
    </style:style>
    <style:style style:name="P46" style:family="paragraph" style:parent-style-name="Standard">
      <style:paragraph-properties fo:line-height="200%" fo:text-align="end" style:justify-single-word="false" style:writing-mode="rl-tb"/>
      <style:text-properties style:font-name="B Nazanin" fo:font-size="11pt" style:text-underline-style="none" fo:font-weight="normal" officeooo:rsid="0048c28a" officeooo:paragraph-rsid="0048c28a" style:font-size-asian="11pt" style:font-weight-asian="normal" style:font-name-complex="B Nazanin" style:font-size-complex="11pt" style:font-weight-complex="normal"/>
    </style:style>
    <style:style style:name="P47" style:family="paragraph" style:parent-style-name="Standard">
      <style:paragraph-properties fo:line-height="200%" fo:text-align="end" style:justify-single-word="false" style:writing-mode="rl-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48" style:family="paragraph" style:parent-style-name="Standard">
      <style:paragraph-properties fo:line-height="200%" fo:text-align="start" style:justify-single-word="false" style:writing-mode="lr-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49"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0" style:family="paragraph" style:parent-style-name="Standard">
      <style:paragraph-properties fo:line-height="200%" fo:text-align="end" style:justify-single-word="fals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1" style:family="paragraph" style:parent-style-name="Standard">
      <style:paragraph-properties fo:line-height="200%" fo:text-align="start" style:justify-single-word="false" style:writing-mode="lr-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2" style:family="paragraph" style:parent-style-name="Standard">
      <style:paragraph-properties fo:line-height="200%" fo:text-align="start" style:justify-single-word="false" style:writing-mode="lr-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53"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54"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ea0bb" style:font-size-asian="11pt" style:font-weight-asian="normal" style:font-name-complex="B Nazanin" style:font-size-complex="11pt" style:font-weight-complex="normal"/>
    </style:style>
    <style:style style:name="P55" style:family="paragraph" style:parent-style-name="Standard">
      <style:paragraph-properties fo:line-height="200%" fo:text-align="start" style:justify-single-word="false" style:writing-mode="lr-tb"/>
      <style:text-properties style:font-name="B Nazanin" fo:font-size="11pt" style:text-underline-style="none" fo:font-weight="normal" officeooo:rsid="004ea0bb" officeooo:paragraph-rsid="004ea0bb" style:font-size-asian="11pt" style:font-weight-asian="normal" style:font-name-complex="B Nazanin" style:font-size-complex="11pt" style:font-weight-complex="normal"/>
    </style:style>
    <style:style style:name="P56" style:family="paragraph" style:parent-style-name="Standard">
      <style:paragraph-properties fo:line-height="200%" fo:text-align="end"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57" style:family="paragraph" style:parent-style-name="Standard">
      <style:paragraph-properties fo:line-height="200%" fo:text-align="start" style:justify-single-word="false" style:writing-mode="lr-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58"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59"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6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61"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342a2" officeooo:paragraph-rsid="005342a2" style:font-size-asian="11pt" style:font-weight-asian="normal" style:font-name-complex="B Nazanin" style:font-size-complex="11pt" style:font-weight-complex="normal"/>
    </style:style>
    <style:style style:name="P62"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63"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64"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62980" officeooo:paragraph-rsid="00562980" style:font-size-asian="11pt" style:font-weight-asian="normal" style:font-name-complex="B Nazanin" style:font-size-complex="11pt" style:font-weight-complex="normal"/>
    </style:style>
    <style:style style:name="P65"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66" style:family="paragraph" style:parent-style-name="Standard">
      <style:paragraph-properties fo:line-height="200%" fo:text-align="justify" style:justify-single-word="false" style:writing-mode="lr-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67"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68" style:family="paragraph" style:parent-style-name="Standard">
      <style:paragraph-properties fo:line-height="200%" fo:text-align="end" style:justify-single-word="false" style:writing-mode="rl-tb"/>
      <style:text-properties style:font-name="B Nazanin" fo:font-size="11pt" style:text-underline-style="none" fo:font-weight="bold" officeooo:rsid="003d8a30" officeooo:paragraph-rsid="003d8a30" style:font-size-asian="11pt" style:font-weight-asian="bold" style:font-name-complex="B Nazanin" style:font-size-complex="11pt" style:font-weight-complex="bold"/>
    </style:style>
    <style:style style:name="P69" style:family="paragraph" style:parent-style-name="Standard">
      <style:paragraph-properties fo:line-height="200%" fo:text-align="end" style:justify-single-word="false" style:writing-mode="rl-tb"/>
      <style:text-properties style:font-name="B Nazanin" fo:font-size="11pt" style:text-underline-style="none" fo:font-weight="bold" officeooo:rsid="004317fe" officeooo:paragraph-rsid="004317fe" style:font-size-asian="11pt" style:font-weight-asian="bold" style:font-name-complex="B Nazanin" style:font-size-complex="11pt" style:font-weight-complex="bold"/>
    </style:style>
    <style:style style:name="P70" style:family="paragraph" style:parent-style-name="Standard">
      <style:paragraph-properties fo:line-height="200%" fo:text-align="end" style:justify-single-word="false" style:writing-mode="rl-tb"/>
      <style:text-properties style:font-name="B Nazanin" fo:font-size="11pt" style:text-underline-style="none" fo:font-weight="bold" officeooo:rsid="0043fe6b" officeooo:paragraph-rsid="0043fe6b" style:font-size-asian="11pt" style:font-weight-asian="bold" style:font-name-complex="B Nazanin" style:font-size-complex="11pt" style:font-weight-complex="bold"/>
    </style:style>
    <style:style style:name="P71" style:family="paragraph" style:parent-style-name="Standard">
      <style:paragraph-properties fo:line-height="200%" fo:text-align="end" style:justify-single-word="false" style:writing-mode="rl-tb"/>
      <style:text-properties style:font-name="B Nazanin" fo:font-size="11pt" style:text-underline-style="none" fo:font-weight="bold" officeooo:rsid="0044bb0f" officeooo:paragraph-rsid="0044bb0f" style:font-size-asian="11pt" style:font-weight-asian="bold" style:font-name-complex="B Nazanin" style:font-size-complex="11pt" style:font-weight-complex="bold"/>
    </style:style>
    <style:style style:name="P72" style:family="paragraph" style:parent-style-name="Standard">
      <style:paragraph-properties fo:line-height="200%" fo:text-align="end" style:justify-single-word="false" style:writing-mode="rl-tb"/>
      <style:text-properties style:font-name="B Nazanin" fo:font-size="11pt" style:text-underline-style="none" fo:font-weight="bold" officeooo:rsid="0046f4fa" officeooo:paragraph-rsid="0046f4fa" style:font-size-asian="11pt" style:font-weight-asian="bold" style:font-name-complex="B Nazanin" style:font-size-complex="11pt" style:font-weight-complex="bold"/>
    </style:style>
    <style:style style:name="P73"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48bf91" officeooo:paragraph-rsid="0048bf91" style:font-size-asian="11pt" style:font-weight-asian="bold" style:font-name-complex="B Nazanin" style:font-size-complex="11pt" style:font-weight-complex="bold"/>
    </style:style>
    <style:style style:name="P74" style:family="paragraph" style:parent-style-name="Standard">
      <style:paragraph-properties fo:line-height="200%" fo:text-align="end" style:justify-single-word="fals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75"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76" style:family="paragraph" style:parent-style-name="Standard">
      <style:paragraph-properties fo:line-height="200%" fo:text-align="justify" style:justify-single-word="false" style:writing-mode="lr-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77" style:family="paragraph" style:parent-style-name="Standard">
      <style:paragraph-properties fo:line-height="200%" fo:text-align="justify" style:justify-single-word="false" style:writing-mode="rl-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78"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342a2" officeooo:paragraph-rsid="005342a2" style:font-size-asian="11pt" style:font-weight-asian="bold" style:font-name-complex="B Nazanin" style:font-size-complex="11pt" style:font-weight-complex="bold"/>
    </style:style>
    <style:style style:name="P79" style:family="paragraph" style:parent-style-name="Standard">
      <style:paragraph-properties fo:line-height="200%" fo:text-align="justify" style:justify-single-word="false" style:writing-mode="rl-tb"/>
      <style:text-properties style:font-name="B Nazanin" fo:font-size="11pt" style:text-underline-style="none" fo:font-weight="bold" officeooo:rsid="005549b4" officeooo:paragraph-rsid="005549b4" style:font-size-asian="11pt" style:font-weight-asian="bold" style:font-name-complex="B Nazanin" style:font-size-complex="11pt" style:font-weight-complex="bold"/>
    </style:style>
    <style:style style:name="P80"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81"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82" style:family="paragraph" style:parent-style-name="Standard">
      <style:paragraph-properties fo:line-height="200%" fo:text-align="justify" style:justify-single-word="false" style:writing-mode="lr-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83"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84"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85"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7cc75" style:font-size-asian="11pt" style:font-weight-asian="bold" style:font-name-complex="B Nazanin" style:font-size-complex="11pt" style:font-weight-complex="bold"/>
    </style:style>
    <style:style style:name="P86"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532" officeooo:paragraph-rsid="0056c532" style:font-size-asian="11pt" style:font-weight-asian="bold" style:font-name-complex="B Nazanin" style:font-size-complex="11pt" style:font-weight-complex="bold"/>
    </style:style>
    <style:style style:name="P87"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7cc75" style:font-size-asian="11pt" style:font-weight-asian="bold" style:font-name-complex="B Nazanin" style:font-size-complex="11pt" style:font-weight-complex="bold"/>
    </style:style>
    <style:style style:name="P88"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9acd6" style:font-size-asian="11pt" style:font-weight-asian="bold" style:font-name-complex="B Nazanin" style:font-size-complex="11pt" style:font-weight-complex="bold"/>
    </style:style>
    <style:style style:name="P89"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5a21" officeooo:paragraph-rsid="005a5a21" style:font-size-asian="11pt" style:font-weight-asian="bold" style:font-name-complex="B Nazanin" style:font-size-complex="11pt" style:font-weight-complex="bold"/>
    </style:style>
    <style:style style:name="P90"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a7db3" officeooo:paragraph-rsid="005a7db3" style:font-size-asian="11pt" style:font-weight-asian="bold" style:font-name-complex="B Nazanin" style:font-size-complex="11pt" style:font-weight-complex="bold"/>
    </style:style>
    <style:style style:name="P91"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7db3" officeooo:paragraph-rsid="005afe9d" style:font-size-asian="11pt" style:font-weight-asian="bold" style:font-name-complex="B Nazanin" style:font-size-complex="11pt" style:font-weight-complex="bold"/>
    </style:style>
    <style:style style:name="P92"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fe9d" officeooo:paragraph-rsid="005afe9d" style:font-size-asian="11pt" style:font-weight-asian="bold" style:font-name-complex="B Nazanin" style:font-size-complex="11pt" style:font-weight-complex="bold"/>
    </style:style>
    <style:style style:name="P93"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dc10e" officeooo:paragraph-rsid="005dc10e" style:font-size-asian="11pt" style:font-weight-asian="bold" style:font-name-complex="B Nazanin" style:font-size-complex="11pt" style:font-weight-complex="bold"/>
    </style:style>
    <style:style style:name="P94" style:family="paragraph" style:parent-style-name="Standard">
      <style:paragraph-properties fo:line-height="200%" fo:text-align="start" style:justify-single-word="false" style:writing-mode="lr-tb"/>
      <style:text-properties style:font-name="Noto Sans"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95" style:family="paragraph" style:parent-style-name="Standard">
      <style:paragraph-properties fo:line-height="200%" fo:text-align="end" style:justify-single-word="false" style:writing-mode="rl-tb"/>
      <style:text-properties style:font-name="Noto Sans" fo:font-size="11pt" fo:font-weight="bold" officeooo:rsid="002f559a" officeooo:paragraph-rsid="002f559a" style:font-size-asian="11pt" style:font-weight-asian="bold" style:font-name-complex="B Nazanin" style:font-size-complex="11pt" style:font-weight-complex="bold"/>
    </style:style>
    <style:style style:name="P96" style:family="paragraph" style:parent-style-name="Standard">
      <style:paragraph-properties fo:line-height="200%" fo:text-align="end" style:justify-single-word="false" style:writing-mode="rl-tb"/>
      <style:text-properties style:font-name="Noto Sans" fo:font-size="11pt" fo:font-weight="bold" officeooo:rsid="00310f34" officeooo:paragraph-rsid="00310f34" style:font-size-asian="11pt" style:font-weight-asian="bold" style:font-name-complex="B Nazanin" style:font-size-complex="11pt" style:font-weight-complex="bold"/>
    </style:style>
    <style:style style:name="P97" style:family="paragraph" style:parent-style-name="Standard">
      <style:paragraph-properties fo:line-height="200%" fo:text-align="end" style:justify-single-word="false" fo:break-before="page" style:writing-mode="rl-tb"/>
      <style:text-properties fo:font-size="11pt" officeooo:paragraph-rsid="00315453" style:font-size-asian="11pt" style:font-size-complex="11pt"/>
    </style:style>
    <style:style style:name="P98" style:family="paragraph" style:parent-style-name="Standard">
      <style:paragraph-properties fo:line-height="200%" fo:text-align="end" style:justify-single-word="false" style:writing-mode="rl-tb"/>
      <style:text-properties fo:font-size="11pt" officeooo:rsid="00316bf7" officeooo:paragraph-rsid="00316bf7" style:font-size-asian="11pt" style:font-size-complex="11pt"/>
    </style:style>
    <style:style style:name="P99" style:family="paragraph" style:parent-style-name="Standard">
      <style:paragraph-properties fo:line-height="200%" fo:text-align="end" style:justify-single-word="false" style:writing-mode="rl-tb"/>
      <style:text-properties fo:font-size="11pt" officeooo:rsid="00332955" officeooo:paragraph-rsid="00332955" style:font-size-asian="11pt" style:font-size-complex="11pt"/>
    </style:style>
    <style:style style:name="P100" style:family="paragraph" style:parent-style-name="Standard">
      <style:paragraph-properties fo:line-height="200%" fo:text-align="end" style:justify-single-word="false" style:writing-mode="rl-tb"/>
      <style:text-properties fo:font-size="11pt" fo:font-weight="bold" officeooo:rsid="00352777" officeooo:paragraph-rsid="00352777" style:font-size-asian="11pt" style:font-weight-asian="bold" style:font-size-complex="11pt" style:font-weight-complex="bold"/>
    </style:style>
    <style:style style:name="P101" style:family="paragraph" style:parent-style-name="Standard">
      <style:paragraph-properties fo:line-height="200%" fo:text-align="end" style:justify-single-word="false" style:writing-mode="rl-tb"/>
      <style:text-properties fo:font-size="11pt" fo:font-weight="bold" officeooo:rsid="00352777" officeooo:paragraph-rsid="00371630" style:font-size-asian="11pt" style:font-weight-asian="bold" style:font-size-complex="11pt" style:font-weight-complex="bold"/>
    </style:style>
    <style:style style:name="P102" style:family="paragraph" style:parent-style-name="Standard">
      <style:paragraph-properties fo:line-height="200%" fo:text-align="end" style:justify-single-word="false" style:writing-mode="rl-tb"/>
      <style:text-properties fo:font-size="11pt" fo:font-weight="bold" officeooo:rsid="00371630" officeooo:paragraph-rsid="00371630" style:font-size-asian="11pt" style:font-weight-asian="bold" style:font-size-complex="11pt" style:font-weight-complex="bold"/>
    </style:style>
    <style:style style:name="P103" style:family="paragraph" style:parent-style-name="Standard">
      <style:paragraph-properties fo:line-height="200%" fo:text-align="end" style:justify-single-word="false" style:writing-mode="rl-tb"/>
      <style:text-properties fo:font-size="11pt" fo:font-weight="bold" officeooo:rsid="0038ef2e" officeooo:paragraph-rsid="0039657a" style:font-size-asian="11pt" style:font-weight-asian="bold" style:font-size-complex="11pt" style:font-weight-complex="bold"/>
    </style:style>
    <style:style style:name="P104" style:family="paragraph" style:parent-style-name="Standard">
      <style:paragraph-properties fo:line-height="200%" fo:text-align="end" style:justify-single-word="false" style:writing-mode="rl-tb"/>
      <style:text-properties fo:font-size="11pt" fo:font-weight="bold" officeooo:rsid="0039657a" officeooo:paragraph-rsid="0039657a" style:font-size-asian="11pt" style:font-weight-asian="bold" style:font-size-complex="11pt" style:font-weight-complex="bold"/>
    </style:style>
    <style:style style:name="P105" style:family="paragraph" style:parent-style-name="Standard">
      <style:paragraph-properties fo:line-height="200%" fo:text-align="end" style:justify-single-word="false" style:writing-mode="rl-tb"/>
      <style:text-properties fo:font-size="11pt" fo:font-weight="bold" officeooo:rsid="0043e6e8" officeooo:paragraph-rsid="0043e6e8" style:font-size-asian="11pt" style:font-weight-asian="bold" style:font-size-complex="11pt" style:font-weight-complex="bold"/>
    </style:style>
    <style:style style:name="P106" style:family="paragraph" style:parent-style-name="Standard">
      <style:paragraph-properties fo:line-height="200%" fo:text-align="end" style:justify-single-word="false" fo:break-before="page" style:writing-mode="rl-tb"/>
      <style:text-properties fo:font-size="11pt" fo:font-weight="bold" officeooo:rsid="004487d2" officeooo:paragraph-rsid="004487d2" style:font-size-asian="11pt" style:font-weight-asian="bold" style:font-size-complex="11pt" style:font-weight-complex="bold"/>
    </style:style>
    <style:style style:name="P107" style:family="paragraph" style:parent-style-name="Standard">
      <style:paragraph-properties fo:line-height="200%" fo:text-align="end" style:justify-single-word="false" style:writing-mode="rl-tb"/>
      <style:text-properties fo:font-size="11pt" fo:font-weight="bold" officeooo:rsid="004487d2" officeooo:paragraph-rsid="004487d2" style:font-size-asian="11pt" style:font-weight-asian="bold" style:font-size-complex="11pt" style:font-weight-complex="bold"/>
    </style:style>
    <style:style style:name="P108" style:family="paragraph" style:parent-style-name="Standard">
      <style:paragraph-properties fo:line-height="200%" fo:text-align="end" style:justify-single-word="false" style:writing-mode="rl-tb"/>
      <style:text-properties fo:font-size="11pt" fo:font-weight="bold" officeooo:rsid="0044bb0f" officeooo:paragraph-rsid="0044bb0f" style:font-size-asian="11pt" style:font-weight-asian="bold" style:font-size-complex="11pt" style:font-weight-complex="bold"/>
    </style:style>
    <style:style style:name="P109" style:family="paragraph" style:parent-style-name="Standard">
      <style:paragraph-properties fo:line-height="200%" fo:text-align="end" style:justify-single-word="false" style:writing-mode="rl-tb"/>
      <style:text-properties fo:font-size="11pt" fo:font-weight="bold" officeooo:rsid="00455cc4" officeooo:paragraph-rsid="00455cc4" style:font-size-asian="11pt" style:font-weight-asian="bold" style:font-size-complex="11pt" style:font-weight-complex="bold"/>
    </style:style>
    <style:style style:name="P110" style:family="paragraph" style:parent-style-name="Standard">
      <style:paragraph-properties fo:line-height="200%" fo:text-align="end" style:justify-single-word="false" style:writing-mode="rl-tb"/>
      <style:text-properties fo:font-size="11pt" fo:font-weight="bold" officeooo:rsid="0046f4fa" officeooo:paragraph-rsid="0046f4fa" style:font-size-asian="11pt" style:font-weight-asian="bold" style:font-size-complex="11pt" style:font-weight-complex="bold"/>
    </style:style>
    <style:style style:name="P111" style:family="paragraph" style:parent-style-name="Standard">
      <style:paragraph-properties fo:line-height="200%" fo:text-align="end" style:justify-single-word="false" fo:break-before="page" style:writing-mode="rl-tb"/>
      <style:text-properties fo:font-size="11pt" fo:font-weight="bold" officeooo:rsid="0046f4fa" officeooo:paragraph-rsid="0046f4fa" style:font-size-asian="11pt" style:font-weight-asian="bold" style:font-size-complex="11pt" style:font-weight-complex="bold"/>
    </style:style>
    <style:style style:name="P112" style:family="paragraph" style:parent-style-name="Standard">
      <style:paragraph-properties fo:line-height="200%" fo:text-align="start" style:justify-single-word="false" style:writing-mode="lr-tb"/>
      <style:text-properties fo:font-size="11pt" fo:font-weight="bold" officeooo:rsid="0046f4fa" officeooo:paragraph-rsid="0046f4fa" style:font-size-asian="11pt" style:font-weight-asian="bold" style:font-size-complex="11pt" style:font-weight-complex="bold"/>
    </style:style>
    <style:style style:name="P113" style:family="paragraph" style:parent-style-name="Standard">
      <style:paragraph-properties fo:line-height="200%" fo:text-align="end" style:justify-single-word="false" style:writing-mode="rl-tb"/>
      <style:text-properties fo:font-size="11pt" fo:font-weight="bold" officeooo:rsid="00478846" officeooo:paragraph-rsid="00478846" style:font-size-asian="11pt" style:font-weight-asian="bold" style:font-size-complex="11pt" style:font-weight-complex="bold"/>
    </style:style>
    <style:style style:name="P114" style:family="paragraph" style:parent-style-name="Standard">
      <style:paragraph-properties fo:line-height="200%" fo:text-align="start" style:justify-single-word="false" style:writing-mode="lr-tb"/>
      <style:text-properties fo:font-size="11pt" fo:font-weight="bold" officeooo:rsid="00478846" officeooo:paragraph-rsid="00478846" style:font-size-asian="11pt" style:font-weight-asian="bold" style:font-size-complex="11pt" style:font-weight-complex="bold"/>
    </style:style>
    <style:style style:name="P115" style:family="paragraph" style:parent-style-name="Standard">
      <style:paragraph-properties fo:line-height="200%" fo:text-align="end" style:justify-single-word="false" style:writing-mode="rl-tb"/>
      <style:text-properties fo:font-size="11pt" fo:font-weight="normal" officeooo:rsid="003f2881" officeooo:paragraph-rsid="003f2881" style:font-size-asian="11pt" style:font-weight-asian="normal" style:font-size-complex="11pt" style:font-weight-complex="normal"/>
    </style:style>
    <style:style style:name="P116" style:family="paragraph" style:parent-style-name="Standard">
      <style:paragraph-properties fo:line-height="200%" fo:text-align="end" style:justify-single-word="false" style:writing-mode="rl-tb"/>
      <style:text-properties fo:font-size="11pt" fo:font-weight="normal" officeooo:rsid="0040c991" officeooo:paragraph-rsid="0040c991" style:font-size-asian="11pt" style:font-weight-asian="normal" style:font-size-complex="11pt" style:font-weight-complex="normal"/>
    </style:style>
    <style:style style:name="P117" style:family="paragraph" style:parent-style-name="Standard">
      <style:paragraph-properties fo:line-height="200%" fo:text-align="end" style:justify-single-word="false" style:writing-mode="rl-tb"/>
      <style:text-properties fo:font-size="11pt" fo:font-weight="normal" officeooo:rsid="00424155" officeooo:paragraph-rsid="00424155" style:font-size-asian="11pt" style:font-weight-asian="normal" style:font-size-complex="11pt" style:font-weight-complex="normal"/>
    </style:style>
    <style:style style:name="P118" style:family="paragraph" style:parent-style-name="Standard">
      <style:paragraph-properties fo:line-height="200%" fo:text-align="end" style:justify-single-word="false" style:writing-mode="rl-tb"/>
      <style:text-properties fo:font-size="11pt" fo:font-weight="normal" officeooo:rsid="0042b29e" officeooo:paragraph-rsid="0042b29e" style:font-size-asian="11pt" style:font-weight-asian="normal" style:font-size-complex="11pt" style:font-weight-complex="normal"/>
    </style:style>
    <style:style style:name="P119" style:family="paragraph" style:parent-style-name="Standard">
      <style:paragraph-properties fo:line-height="200%" fo:text-align="end" style:justify-single-word="false" style:writing-mode="rl-tb"/>
      <style:text-properties fo:font-size="11pt" fo:font-weight="normal" officeooo:rsid="004317fe" officeooo:paragraph-rsid="004317fe" style:font-size-asian="11pt" style:font-weight-asian="normal" style:font-size-complex="11pt" style:font-weight-complex="normal"/>
    </style:style>
    <style:style style:name="P120" style:family="paragraph" style:parent-style-name="Standard">
      <style:paragraph-properties fo:line-height="200%" fo:text-align="end" style:justify-single-word="false" style:writing-mode="rl-tb"/>
      <style:text-properties fo:font-size="11pt" fo:font-weight="normal" officeooo:rsid="0043fe6b" officeooo:paragraph-rsid="0043fe6b" style:font-size-asian="11pt" style:font-weight-asian="normal" style:font-size-complex="11pt" style:font-weight-complex="normal"/>
    </style:style>
    <style:style style:name="P121" style:family="paragraph" style:parent-style-name="Standard">
      <style:paragraph-properties fo:line-height="200%" fo:text-align="end" style:justify-single-word="false" style:writing-mode="rl-tb"/>
      <style:text-properties fo:font-size="11pt" fo:font-weight="normal" officeooo:rsid="004487d2" officeooo:paragraph-rsid="004487d2" style:font-size-asian="11pt" style:font-weight-asian="normal" style:font-size-complex="11pt" style:font-weight-complex="normal"/>
    </style:style>
    <style:style style:name="T1" style:family="text">
      <style:text-properties officeooo:rsid="001d60d2"/>
    </style:style>
    <style:style style:name="T2" style:family="text">
      <style:text-properties officeooo:rsid="001e4262"/>
    </style:style>
    <style:style style:name="T3" style:family="text">
      <style:text-properties fo:font-weight="normal" style:font-weight-asian="normal" style:font-weight-complex="normal"/>
    </style:style>
    <style:style style:name="T4" style:family="text">
      <style:text-properties fo:font-weight="normal" officeooo:rsid="001e4262" style:font-weight-asian="normal" style:font-weight-complex="normal"/>
    </style:style>
    <style:style style:name="T5" style:family="text">
      <style:text-properties fo:font-weight="normal" officeooo:rsid="001f627a" style:font-weight-asian="normal" style:font-weight-complex="normal"/>
    </style:style>
    <style:style style:name="T6" style:family="text">
      <style:text-properties fo:font-weight="normal" officeooo:rsid="001d60d2" style:font-weight-asian="normal" style:font-weight-complex="normal"/>
    </style:style>
    <style:style style:name="T7" style:family="text">
      <style:text-properties fo:font-weight="normal" officeooo:rsid="00216d87" style:font-weight-asian="normal" style:font-weight-complex="normal"/>
    </style:style>
    <style:style style:name="T8" style:family="text">
      <style:text-properties style:text-underline-style="solid" style:text-underline-width="auto" style:text-underline-color="font-color" fo:font-weight="bold" officeooo:rsid="001e4262" style:font-weight-asian="bold" style:font-weight-complex="bold"/>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normal" officeooo:rsid="00276643" style:font-weight-asian="normal" style:font-weight-complex="normal"/>
    </style:style>
    <style:style style:name="T11" style:family="text">
      <style:text-properties officeooo:rsid="00262b06"/>
    </style:style>
    <style:style style:name="T12" style:family="text">
      <style:text-properties style:font-name="B Nazanin" style:text-underline-style="none" fo:font-weight="normal" style:font-weight-asian="normal" style:font-weight-complex="normal"/>
    </style:style>
    <style:style style:name="T13" style:family="text">
      <style:text-properties style:font-name="B Nazanin" style:text-underline-style="none" fo:font-weight="normal" officeooo:rsid="002b2394" style:font-weight-asian="normal" style:font-weight-complex="normal"/>
    </style:style>
    <style:style style:name="T14" style:family="text">
      <style:text-properties style:font-name="B Nazanin" style:text-underline-style="none" fo:font-weight="normal" officeooo:rsid="0030d4dc" style:font-weight-asian="normal" style:font-weight-complex="normal"/>
    </style:style>
    <style:style style:name="T15" style:family="text">
      <style:text-properties style:font-name="B Nazanin" style:text-underline-style="none" fo:font-weight="normal" style:font-weight-asian="normal" style:font-name-complex="B Nazanin" style:font-weight-complex="normal"/>
    </style:style>
    <style:style style:name="T16" style:family="text">
      <style:text-properties style:font-name="B Nazanin" style:text-underline-style="none" fo:font-weight="normal" officeooo:rsid="00315453" style:font-weight-asian="normal" style:font-name-complex="B Nazanin" style:font-weight-complex="normal"/>
    </style:style>
    <style:style style:name="T17" style:family="text">
      <style:text-properties style:font-name="B Nazanin" style:text-underline-style="none" fo:font-weight="normal" officeooo:rsid="00371630" style:font-weight-asian="normal" style:font-name-complex="B Nazanin" style:font-weight-complex="normal"/>
    </style:style>
    <style:style style:name="T18" style:family="text">
      <style:text-properties style:font-name="B Nazanin" style:text-underline-style="none" fo:font-weight="normal" officeooo:rsid="0039657a" style:font-weight-asian="normal" style:font-name-complex="B Nazanin" style:font-weight-complex="normal"/>
    </style:style>
    <style:style style:name="T19" style:family="text">
      <style:text-properties style:font-name="B Nazanin" style:text-underline-style="none" fo:font-weight="normal" officeooo:rsid="003d8a30" style:font-weight-asian="normal" style:font-name-complex="B Nazanin" style:font-weight-complex="normal"/>
    </style:style>
    <style:style style:name="T20" style:family="text">
      <style:text-properties style:font-name="B Nazanin" style:text-underline-style="none" style:font-name-complex="B Nazanin"/>
    </style:style>
    <style:style style:name="T21" style:family="text">
      <style:text-properties style:font-name="B Nazanin" style:text-underline-style="none" officeooo:rsid="00315453" style:font-name-complex="B Nazanin"/>
    </style:style>
    <style:style style:name="T22" style:family="text">
      <style:text-properties style:font-name="B Nazanin" style:text-underline-style="none" officeooo:rsid="003d8a30" style:font-name-complex="B Nazanin"/>
    </style:style>
    <style:style style:name="T23" style:family="text">
      <style:text-properties style:font-name="B Nazanin" style:text-underline-style="none" officeooo:rsid="00424155" style:font-name-complex="B Nazanin"/>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276643" style:font-weight-asian="normal" style:font-weight-complex="normal"/>
    </style:style>
    <style:style style:name="T26" style:family="text">
      <style:text-properties style:text-underline-style="none" fo:font-weight="normal" officeooo:rsid="002b2394" style:font-weight-asian="normal" style:font-weight-complex="normal"/>
    </style:style>
    <style:style style:name="T27" style:family="text">
      <style:text-properties style:text-underline-style="none" fo:font-weight="normal" officeooo:rsid="002bfbe6" style:font-weight-asian="normal" style:font-weight-complex="normal"/>
    </style:style>
    <style:style style:name="T28" style:family="text">
      <style:text-properties style:font-name="Noto Sans" style:text-underline-style="none" fo:font-weight="normal" style:font-weight-asian="normal" style:font-name-complex="Noto Sans" style:font-weight-complex="normal"/>
    </style:style>
    <style:style style:name="T29" style:family="text">
      <style:text-properties style:font-name="Noto Sans" fo:font-weight="normal" style:font-weight-asian="normal" style:font-weight-complex="normal"/>
    </style:style>
    <style:style style:name="T30" style:family="text">
      <style:text-properties style:font-name="Noto Sans" fo:font-weight="normal" officeooo:rsid="00216d87" style:font-weight-asian="normal" style:font-weight-complex="normal"/>
    </style:style>
    <style:style style:name="T31" style:family="text">
      <style:text-properties officeooo:rsid="0048bf91"/>
    </style:style>
    <style:style style:name="T32" style:family="text">
      <style:text-properties officeooo:rsid="0048c28a"/>
    </style:style>
    <style:style style:name="T33" style:family="text">
      <style:text-properties officeooo:rsid="004ea0bb"/>
    </style:style>
    <style:style style:name="T34" style:family="text">
      <style:text-properties style:font-name="monospace"/>
    </style:style>
    <style:style style:name="T35" style:family="text">
      <style:text-properties fo:font-size="12pt" style:font-size-asian="12pt" style:font-size-complex="12pt"/>
    </style:style>
    <style:style style:name="T36" style:family="text">
      <style:text-properties fo:font-size="12pt" officeooo:rsid="0050501a" style:font-size-asian="12pt" style:font-size-complex="12pt"/>
    </style:style>
    <style:style style:name="T37" style:family="text">
      <style:text-properties fo:font-size="12pt" officeooo:rsid="005549b4" style:font-size-asian="12pt" style:font-size-complex="12pt"/>
    </style:style>
    <style:style style:name="T38" style:family="text">
      <style:text-properties fo:font-size="12pt" officeooo:rsid="005afe9d" style:font-size-asian="12pt" style:font-size-complex="12pt"/>
    </style:style>
    <style:style style:name="T39" style:family="text">
      <style:text-properties fo:font-size="12pt" style:text-underline-style="solid" style:text-underline-width="auto" style:text-underline-color="font-color" style:font-size-asian="12pt" style:font-size-complex="12pt"/>
    </style:style>
    <style:style style:name="T40"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1" style:family="text">
      <style:text-properties fo:font-size="12pt" style:text-underline-style="solid" style:text-underline-width="auto" style:text-underline-color="font-color" fo:font-weight="normal" officeooo:rsid="0059acd6" style:font-size-asian="12pt" style:font-weight-asian="normal" style:font-size-complex="12pt" style:font-weight-complex="normal"/>
    </style:style>
    <style:style style:name="T42" style:family="text">
      <style:text-properties fo:font-size="12pt" fo:font-weight="normal" style:font-size-asian="12pt" style:font-weight-asian="normal" style:font-size-complex="12pt" style:font-weight-complex="normal"/>
    </style:style>
    <style:style style:name="T43" style:family="text">
      <style:text-properties fo:font-size="12pt" fo:font-weight="normal" officeooo:rsid="005549b4" style:font-size-asian="12pt" style:font-weight-asian="normal" style:font-size-complex="12pt" style:font-weight-complex="normal"/>
    </style:style>
    <style:style style:name="T44" style:family="text">
      <style:text-properties fo:font-size="12pt" fo:font-weight="normal" officeooo:rsid="0056c174" style:font-size-asian="12pt" style:font-weight-asian="normal" style:font-size-complex="12pt" style:font-weight-complex="normal"/>
    </style:style>
    <style:style style:name="T45" style:family="text">
      <style:text-properties fo:font-size="12pt" fo:font-weight="normal" officeooo:rsid="0057cc75" style:font-size-asian="12pt" style:font-weight-asian="normal" style:font-size-complex="12pt" style:font-weight-complex="normal"/>
    </style:style>
    <style:style style:name="T46" style:family="text">
      <style:text-properties fo:font-size="12pt" fo:font-weight="normal" officeooo:rsid="0059acd6" style:font-size-asian="12pt" style:font-weight-asian="normal" style:font-size-complex="12pt" style:font-weight-complex="normal"/>
    </style:style>
    <style:style style:name="T47" style:family="text">
      <style:text-properties fo:font-size="12pt" fo:font-weight="normal" officeooo:rsid="005afe9d" style:font-size-asian="12pt" style:font-weight-asian="normal" style:font-size-complex="12pt" style:font-weight-complex="normal"/>
    </style:style>
    <style:style style:name="T48" style:family="text">
      <style:text-properties fo:font-size="12pt" fo:font-weight="bold" style:font-size-asian="12pt" style:font-weight-asian="bold" style:font-size-complex="12pt"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دارای ـــــ عنصر، ـــــ دوره ( تناوب )، و ـــــ گروه، دارای ۵ دسته ـــــ ، ـــــ ، ـــــ و ـــــ</text:p>
      <text:p text:style-name="P1">تعداد عناصر: دسته <text:s/>ـــــ ، ـــــ عنصر، دسته ـــــ ، ـــــ عنصر، دسته ـــــ ، ـــــ عنصر و دسته ـــــ ، ـــــ عنصر</text:p>
      <text:p text:style-name="P2">روند‌های تناوبی</text:p>
      <text:p text:style-name="P2">روند‌هایی هستند که در «کمیت‌های» وابسته به اتم در جدول دیده می‌شود. یعنی: «تغییرات» مشخصی که این کمیت‌ها در یک <text:span text:style-name="T1">ـــــ </text:span>( <text:span text:style-name="T1">ـــــ </text:span>) دارند، که در تناوب‌های دیگر، عینا/کمابیش تکرار می‌شوند. روند‌های تناوبی مطرح شده در کتاب درسی:</text:p>
      <text:p text:style-name="P2">۱: شعاع اتمی</text:p>
      <text:p text:style-name="P2">۲: واکنش‌پذیری: آ) خاصیت فلزی ب) خاصیت نافلزی</text:p>
      <text:p text:style-name="P2"/>
      <text:p text:style-name="P2">برای یافتن نحوه تغییرات روند‌های تناوبی، کافی است <text:span text:style-name="T2">اثر </text:span><text:span text:style-name="T8">هسته</text:span><text:span text:style-name="T4"> را بر </text:span><text:span text:style-name="T8">لایه الکترونی بیرونی</text:span><text:span text:style-name="T4"> بررسی کنیم.</text:span></text:p>
      <text:p text:style-name="P3"><text:span text:style-name="T3">الف) در هر </text:span><text:span text:style-name="T5">تناوب از چپ به راست، اثر هسته بر لایه الکترونی بیرونی، </text:span><text:span text:style-name="T6">ـــــ </text:span><text:span text:style-name="T5">می‌شود.</text:span></text:p>
      <text:p text:style-name="P4"><text:span text:style-name="T6">د</text:span><text:span text:style-name="T3">لیل: تعداد لایه الکترونی در عنصر‌های یک تناوب </text:span><text:span text:style-name="T6">ـــــ </text:span><text:span text:style-name="T3">است و اثر هسته از چپ به راست، </text:span><text:span text:style-name="T6">ـــــ </text:span><text:span text:style-name="T3">می‌یابد.</text:span></text:p>
      <text:p text:style-name="P4"><text:span text:style-name="T3">ب) در هر گروه از بالا به پایین، اثر هسته بر لایه الکترونی بیرونی، </text:span><text:span text:style-name="T6">ـــــ </text:span><text:span text:style-name="T3">می‌شود.</text:span></text:p>
      <text:p text:style-name="P4"><text:span text:style-name="T3">دلیل: تعداد لایه‌های الکترونی در عنصر‌های یک گروه، از بالا به پایین، </text:span><text:span text:style-name="T6">ـــــ </text:span><text:span text:style-name="T3">می‌شود اما فاصله هسته تا لایه بیرونی </text:span><text:span text:style-name="T6">ـــــ </text:span><text:span text:style-name="T3">می‌یابد.</text:span></text:p>
      <text:p text:style-name="P4"><text:span text:style-name="T3">( اثر </text:span><text:span text:style-name="T6">ـــــ </text:span><text:span text:style-name="T3">از اثر </text:span><text:span text:style-name="T6">ـــــ </text:span><text:span text:style-name="T3">مهم‌تر است. (</text:span><text:span text:style-name="T7">طبق قانون کولن </text:span><text:span text:style-name="T30">f=kqq’/r^2 </text:span><text:span text:style-name="T7">) )</text:span></text:p>
      <text:p text:style-name="P9">تمرین: روند تغییرات را در مورد سه روند تناوبی ذکر شده در کتاب در طرح‌های روبه‌رو مشخص نمایید:</text:p>
      <text:p text:style-name="P5"/>
      <text:p text:style-name="P6"><text:span text:style-name="T3">مطابق مدل «کوانتومی»، اتم را مانند </text:span><text:span text:style-name="T6">ـــــ </text:span><text:span text:style-name="T3">در نظر می‌گیرند که در الکترون‌ها پیرامون هسته و در </text:span><text:span text:style-name="T6">ـــــ </text:span><text:span text:style-name="T3">الکترونی، در حال حرکت‌اند. برای هر اتم، می‌توان «شعاعی» در نظر گرفت.</text:span></text:p>
      <text:p text:style-name="P10">هر چه شعاع اتم بزرگ‌تر باشد، اندازه آن بزرگ‌تر است.</text:p>
      <text:p text:style-name="P7"/>
      <text:p text:style-name="P11">روند تغییرات شعاع اتمی</text:p>
      <text:p text:style-name="P8"/>
      <text:p text:style-name="P8"><text:span text:style-name="T3">درگروه: از بالا به پایین </text:span><text:span text:style-name="T6">ـــــ </text:span><text:span text:style-name="T3">می‌شود. دلیل: افزایش تعداد </text:span><text:span text:style-name="T6">ـــــ </text:span><text:span text:style-name="T3">( جداول ص ۱۲ و ۱۳ )</text:span></text:p>
      <text:p text:style-name="P8"><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8"><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8"><text:span text:style-name="T3">در نهایت، در هر گروه از بالا به پایین، شعاع </text:span><text:span text:style-name="T6">ـــــ </text:span><text:span text:style-name="T3">می‌یابد؛ نتیجه: اثر «تعداد لایه» از اثر «قدرت هسته» </text:span><text:span text:style-name="T6">ـــــ .</text:span></text:p>
      <text:p text:style-name="P8"><text:span text:style-name="T6">( </text:span><text:span text:style-name="T3">دلیل: طبق قانون کولن: </text:span><text:span text:style-name="T29">f=kqq’/r^2</text:span><text:span text:style-name="T3"> نیروی جاذبه هسته بر الکترون‌ها، با </text:span><text:span text:style-name="T6">ـــــ </text:span><text:span text:style-name="T3">فاصله بستگی دارد اما با بار رابطه درجه </text:span><text:span text:style-name="T6">ـــــ </text:span><text:span text:style-name="T3">دارد. )</text:span></text:p>
      <text:p text:style-name="P8"/>
      <text:p text:style-name="P12">در تناوب: <text:span text:style-name="T11">از چپ به راست </text:span><text:span text:style-name="T1">ـــــ </text:span><text:span text:style-name="T11">می‌شود. دلیل: در هر دوره، تعداد </text:span><text:span text:style-name="T1">ـــــ </text:span><text:span text:style-name="T11">ثابت است اما قدرت </text:span><text:span text:style-name="T1">ـــــ </text:span><text:span text:style-name="T11">از چپ به راست بیشتر می‌شود.</text:span></text:p>
      <text:p text:style-name="P13">پرسش<text:span text:style-name="T3"> – در هر دوره، با افزایش تعداد پروتون‌ها، تعداد الکترون‌ها نیز به همان اندازه افزایش می‌یابد، پس چرا اثر هسته بر لایه بیرونی، ثابت نمی‌ماند؟</text:span></text:p>
      <text:p text:style-name="P14">پاسخ <text:span text:style-name="T3">- «نیرو»، دارای </text:span><text:span text:style-name="T6">ـــــ </text:span><text:span text:style-name="T3">است و هر الکترونی که در این </text:span><text:span text:style-name="T6">ـــــ </text:span><text:span text:style-name="T3">( جاذبه هسته )‌ قرار گیرد، جاذبه‌ای </text:span><text:span text:style-name="T9">مشخص</text:span><text:span text:style-name="T24"> و </text:span><text:span text:style-name="T9"><text:s/>ثاب</text:span><text:span text:style-name="T10">ت</text:span><text:span text:style-name="T24"> دریا</text:span><text:span text:style-name="T25">فت ـــــ که افزایش الکترون‌ها بر آن مؤثر ـــــ . ( «نیرو»، مانند «انرژی» نیست و تقسیم نمی‌شود. )</text:span></text:p>
      <text:p text:style-name="P20">نتیجه: هر هر دوره از چپ به راست، با افزایش تعداد پروتون‌ها، هر الکترون، جاذبه ـــــ دریافت می‌کند.</text:p>
      <text:p text:style-name="P20"/>
      <text:p text:style-name="P21">بررسی نمودار ۱ ص ۱۳:</text:p>
      <text:p text:style-name="P15"><text:span text:style-name="T24">نکته ۱: در تناوب </text:span><text:span text:style-name="T25">ـــــ </text:span><text:span text:style-name="T24">از چپ به راست، شعاع اتمی عنصر‌ها کاهش می‌یابد.</text:span></text:p>
      <text:p text:style-name="P15"><text:span text:style-name="T24">نکته ۲: بیشترین تفاوت شعاع، بین عنصر‌های گروه‌های </text:span><text:span text:style-name="T25">ـــــ </text:span><text:span text:style-name="T24">و</text:span><text:span text:style-name="T25"> ـــــ </text:span><text:span text:style-name="T24">است. ( عنصر‌های </text:span><text:span text:style-name="T25">ـــــ </text:span><text:span text:style-name="T24">و </text:span><text:span text:style-name="T25">ـــــ </text:span><text:span text:style-name="T24">)</text:span></text:p>
      <text:p text:style-name="P21">نکته ۳: تفاوت شعاع عناصر ( در تناوب ۳ ): بین نافلز‌ها <text:s text:c="9"/>بین فلز‌ها</text:p>
      <text:p text:style-name="P21">( یعنی روند تغییرات شعاع، در اوایل/اواخر تناوب سوم، چشمگیر‌تر است. )</text:p>
      <text:p text:style-name="P21"/>
      <text:p text:style-name="P22">مقایسته تغییرات شعاع و واکنش‌پذیری عنصر‌های گروه ۱، ۲ و ۱۷</text:p>
      <text:p text:style-name="P23">با هم بی‌اندیشیم ص ۱۲: ۱) ـــــ آسانتر الکترون از دست می‌دهد، چون شعاع ـــــ دارد.</text:p>
      <text:p text:style-name="P24">۲) بله/خیر، چون شدت واکنش ـــــ با گاز کلر، بیشتر است. ( ـــــ تر به کلر الکترون می‌دهد. )</text:p>
      <text:p text:style-name="P16"><text:span text:style-name="T24">در واکنش لیتیم و پتاسیم به ترتیب نور ـــــ ، ـــــ و ـــــ ایجاد می‌شود </text:span><text:span text:style-name="T27">( رنگ نور ایجاد شده، با رنگ شعله این ۳ عنصر، یکسان </text:span><text:span text:style-name="T24">ـــــ </text:span><text:span text:style-name="T27">)</text:span></text:p>
      <text:p text:style-name="P17"><text:span text:style-name="T24">انرژی نور </text:span><text:span text:style-name="T26">ـــــ &gt; ـــــ &gt; ـــــ</text:span></text:p>
      <text:p text:style-name="P17"><text:span text:style-name="T26">۳</text:span><text:span text:style-name="T24">) بله/خیر، هرچه شعاع اتمی فلز بزرگ‌تر باشد، </text:span><text:span text:style-name="T26">ـــــ </text:span><text:span text:style-name="T24">تر الکترون از دست می‌دهد، چون:</text:span></text:p>
      <text:p text:style-name="P18"><text:span text:style-name="T24">الکترون(های) بیرونی از هسته </text:span><text:span text:style-name="T26">ـــــ </text:span><text:span text:style-name="T24">و نیروی هسته بر آن(ها) </text:span><text:span text:style-name="T26">ـــــ </text:span><text:span text:style-name="T24">است. ( در فلز‌های گروه‌های اصلی )</text:span></text:p>
      <text:p text:style-name="P19"><text:span text:style-name="T24">واکنش فلز قلیایی </text:span><text:span text:style-name="T28">(M)</text:span><text:span text:style-name="T24"> با گاز کلر:</text:span></text:p>
      <text:p text:style-name="P26"/>
      <text:p text:style-name="P19"><text:span text:style-name="T24">واکنش‌پذیری: </text:span><text:span text:style-name="T26">ـــــ &gt; ـــــ &gt; ـــــ</text:span></text:p>
      <text:p text:style-name="P25"/>
      <text:p text:style-name="P19"><text:span text:style-name="T26">و</text:span><text:span text:style-name="T24">اکنش فلز قلیایی خاکی (M’) با گاز کلر:</text:span></text:p>
      <text:p text:style-name="P26"/>
      <text:p text:style-name="P19"><text:span text:style-name="T24">واکنش‌پذیری: </text:span><text:span text:style-name="T26">ـــــ &gt; ـــــ &gt; ـــــ</text:span></text:p>
      <text:p text:style-name="P19"><text:span text:style-name="T26">و</text:span><text:span text:style-name="T24">اکنش‌پذیزی: فلز قلیایی <text:s text:c="7"/>فلز قلیایی خاکی ( هم تناوب )</text:span></text:p>
      <text:p text:style-name="P19"><text:span text:style-name="T24">دلیل: تعداد لایه </text:span><text:span text:style-name="T26">ـــــ </text:span><text:span text:style-name="T24">اما هسته عنصر‌های گروه </text:span><text:span text:style-name="T26">ـــــ </text:span><text:span text:style-name="T24">قوی‌تر</text:span></text:p>
      <text:p text:style-name="P94">M → M+</text:p>
      <text:p text:style-name="P94">M’ → M’2+</text:p>
      <text:p text:style-name="P95"><text:span text:style-name="T24">تمرین: واکنش‌پذیری عنصر‌های دارای اعداد اتمی ۱۱، ۱۲ و ۱۳ را مقایسه کنید: </text:span><text:span text:style-name="T13">ـــــ &lt; ـــــ &lt; ـــــ</text:span></text:p>
      <text:p text:style-name="P95"><text:span text:style-name="T13">ت</text:span><text:span text:style-name="T12">ذکر مهم: واکنش‌پذیری عنصر‌های واسطه، در مواردی </text:span><text:span text:style-name="T14">از نظام گفته شده، پیروی نمی‌کند.</text:span></text:p>
      <text:p text:style-name="P96">نکته مهم‌تر<text:span text:style-name="T3">: </text:span><text:span text:style-name="T12">در گروه‌های اصلی، استحکام فلز با واکنش‌پذیری آن، رابطه </text:span><text:span text:style-name="T13">ـــــ </text:span><text:span text:style-name="T12">داردو</text:span></text:p>
      <text:p text:style-name="P27">نتیجه؛<text:tab/><text:tab/>واکنش‌پذیری: فلز‌های اصلی<text:tab/><text:tab/><text:tab/>فلز‌های واسطه</text:p>
      <text:p text:style-name="P27"><text:tab/><text:tab/>استحکام: فلز‌های اصلی<text:tab/><text:tab/><text:tab/>فلز‌های واسطه</text:p>
      <text:p text:style-name="P27"/>
      <text:p text:style-name="P97"><text:span text:style-name="T16">در گروه ۱، از بالا به پایین، «خاصیت فلزی </text:span><text:span text:style-name="T12">≡</text:span><text:span text:style-name="T16"> واکنش‌پذیری» ـــــ می‌شود.</text:span></text:p>
      <text:p text:style-name="P28">در گروه ۱۷، از بالا به پایین، «خاصیت ـــــ ≡ واکنش‌پذیری» ـــــ می‌شود.</text:p>
      <text:p text:style-name="P28">به علت ـــــ شدن اثر هسته بر لایه بیرونی از بالا به پایین</text:p>
      <text:p text:style-name="P98"><text:span text:style-name="T15">واکنش‌پذیری*: </text:span><text:span text:style-name="T16">ـــــ &lt; ـــــ &lt; ـــــ</text:span></text:p>
      <text:p text:style-name="P98"><text:span text:style-name="T16">د</text:span><text:span text:style-name="T15">ر تولید لامپ چراغ‌های جلو خودرو از </text:span><text:span text:style-name="T16">ـــــ </text:span><text:span text:style-name="T15">استفاده می‌شود.</text:span></text:p>
      <text:p text:style-name="P99"><text:span text:style-name="T15">ت) با افزایش شعاع، خاصیت نافلزی </text:span><text:span text:style-name="T16">ـــــ </text:span><text:span text:style-name="T15">می‌شود.</text:span></text:p>
      <text:p text:style-name="P99"><text:span text:style-name="T15">* دلیل: در گروه نافلزی؛ شعاع کمتر ← فاصله هسته تا لایه بیرونی </text:span><text:span text:style-name="T16">ـــــ ← </text:span><text:span text:style-name="T15">گرفتن الکترون، </text:span><text:span text:style-name="T16">ـــــ</text:span></text:p>
      <text:p text:style-name="P100"><text:span text:style-name="T21">پ</text:span><text:span text:style-name="T20">رسش مهم</text:span><text:span text:style-name="T15">: کدام هالوژن، در دمای ۴۰۰ درجه سانتی‌گراد با H2 واکنش می‌دهد؟</text:span></text:p>
      <text:p text:style-name="P100"><text:span text:style-name="T15">نکاتی درباره هالوژن‌ها: (هالوژن‌ها در حالت آزاد، سمی/غیرسمی و رنگی/بی‌رنگ، و در حالت ترکیب، </text:span><text:span text:style-name="T16">ـــــ </text:span><text:span text:style-name="T15">و </text:span><text:span text:style-name="T16">ـــــ </text:span><text:span text:style-name="T15">، هستند. )</text:span></text:p>
      <text:p text:style-name="P100"><text:span text:style-name="T15">۱) واژه «هالوژن» به معنی </text:span><text:span text:style-name="T16">ـــــ ـــــ . </text:span><text:span text:style-name="T15">این نافلز‌ها می‌توانند با اغلب فلز‌ها ( به ویژه گروه </text:span><text:span text:style-name="T16">ـــــ </text:span><text:span text:style-name="T15">)</text:span></text:p>
      <text:p text:style-name="P100"><text:span text:style-name="T15">واکنش‌دهند و </text:span><text:span text:style-name="T16">ـــــ </text:span><text:span text:style-name="T15">تولید کنند. مثال:</text:span></text:p>
      <text:p text:style-name="P101"><text:span text:style-name="T15">۲) </text:span><text:span text:style-name="T17">حالت فیزیکی هالوژن‌ها ( در دمای اتاق ): (F2:</text:span><text:span text:style-name="T16"> ـــــ</text:span><text:span text:style-name="T17"> ) (Cl2: </text:span><text:span text:style-name="T16">ـــــ </text:span><text:span text:style-name="T17">) (Br2: </text:span><text:span text:style-name="T16">ـــــ </text:span><text:span text:style-name="T17">) (I2: </text:span><text:span text:style-name="T16">ـــــ </text:span><text:span text:style-name="T17">)</text:span></text:p>
      <text:p text:style-name="P102"><text:span text:style-name="T15">۳) نقطه جوش هالوژن‌ها: </text:span><text:span text:style-name="T16">ـــــ &lt; ـــــ &lt; ـــــ &lt; ـــــ</text:span></text:p>
      <text:p text:style-name="P103"><text:span text:style-name="T16">د</text:span><text:span text:style-name="T15">لیل: در مولکول‌های قطبی/ناقطبی</text:span><text:span text:style-name="T18">، با افزایش جرم و حجم مولکول، نبیروی بین مولکولی </text:span><text:span text:style-name="T16">ـــــ </text:span><text:span text:style-name="T18">می‌شود.</text:span></text:p>
      <text:p text:style-name="P104"><text:span text:style-name="T15">۴) برای تشکیل ترکیب یونی، هالوژن‌ها با </text:span><text:span text:style-name="T16">ـــــ </text:span><text:span text:style-name="T15">یک الکترون به یون </text:span><text:span text:style-name="T16">ـــــ </text:span><text:span text:style-name="T15">تبدیلی می‌شوند.</text:span></text:p>
      <text:p text:style-name="P29">۵) F، Cl، Br و I فلز/نافلز هستند.</text:p>
      <text:p text:style-name="P104"><text:span text:style-name="T15">۶) آنیون‌های تشکلیل شده توسط هالوژن‌ها، یون </text:span><text:span text:style-name="T16">ـــــ </text:span><text:span text:style-name="T15">نامیده می‌شوند. ( مثال: Cl- ← </text:span><text:span text:style-name="T16">ـــــ </text:span><text:span text:style-name="T15">)</text:span></text:p>
      <text:p text:style-name="P104"><text:span text:style-name="T15">۷) هالوژن‌ها در حالت آزاد ( مولکول – اتمی ) بی‌رنگ/رنگ هستند و در حالت آنیون یا ترکیب </text:span><text:span text:style-name="T16">ـــــ ـــــ </text:span><text:span text:style-name="T15">اند.</text:span></text:p>
      <text:p text:style-name="P104"><text:span text:style-name="T15">۸) رنگ هالوژن‌ها: (F2(g) ← </text:span><text:span text:style-name="T16">ـــــ </text:span><text:span text:style-name="T15">) (Cl2(g) ← </text:span><text:span text:style-name="T16">ـــــ </text:span><text:span text:style-name="T15">) (Br2(l) ← </text:span><text:span text:style-name="T16">ـــــ </text:span><text:span text:style-name="T15">) (I2(s) ← </text:span><text:span text:style-name="T16">ـــــ </text:span><text:span text:style-name="T15">)</text:span></text:p>
      <text:p text:style-name="P104"><text:span text:style-name="T15">غیررسمی ( تذکر: I2 در حالت بخار و محلول رنگ </text:span><text:span text:style-name="T16">ـــــ </text:span><text:span text:style-name="T15">مایل به </text:span><text:span text:style-name="T16">ـــــ </text:span><text:span text:style-name="T15">دارد. )</text:span></text:p>
      <text:p text:style-name="P29">رابطه‌ی نمک‌ها و ترکیب‌های یونی</text:p>
      <text:p text:style-name="P104"><text:span text:style-name="T15">همه </text:span><text:span text:style-name="T16">ـــــ </text:span><text:span text:style-name="T15">جزء </text:span><text:span text:style-name="T16">ـــــ ـــــ </text:span><text:span text:style-name="T15">هستند اما برخی </text:span><text:span text:style-name="T16">ـــــ ـــــ </text:span><text:span text:style-name="T15">، </text:span><text:span text:style-name="T16">ـــــ </text:span><text:span text:style-name="T15">محسوب نمی‌شوند مانند </text:span><text:span text:style-name="T16">ـــــ ـــــ</text:span></text:p>
      <text:p text:style-name="P104"><text:span text:style-name="T16">( </text:span><text:span text:style-name="T15">مانند </text:span><text:span text:style-name="T16">ـــــ </text:span><text:span text:style-name="T15">که </text:span><text:span text:style-name="T16">ـــــ </text:span><text:span text:style-name="T15">است و نمک نیست )</text:span></text:p>
      <text:p text:style-name="P29"/>
      <text:p text:style-name="P30">رفتار‌های «کلی» فلز‌ها مشابه است اما تفاوت‌های قابل توجهی نیز دارند به طوری که:</text:p>
      <text:p text:style-name="P31">هر فلز، رفتار‌های « ـــــ » خود را دارد. نمونه: ( شکل‌های حاشیه ص ۱۴ )</text:p>
      <text:p text:style-name="P31">سدیم: نرم/سخت است. با چاقو بریده ـــــ و جلای نقره‌ای آن در مجاورت اکسیژن ـــــ به کندی/سرعت از بین می‌رود و ـــــ می‌شود.</text:p>
      <text:p text:style-name="P31">آهن: محکم ـــــ ( برای ساخت در و پنجره ) و در هوای خشک/مرطوب با ـــــ خوا به ـــــ واکنش می‌دهد و به ـــــ آهن تبدیل می‌شود.</text:p>
      <text:p text:style-name="P31">طلا: در گذر زمان، جلای فلزی خود را ـــــ ـــــ و خوش رنگ و ـــــ می‌ماند. برخی گنبد‌ها و گلدسته‌ها با ـــــ نازکی از طلا ـــــ می‌شود.</text:p>
      <text:p text:style-name="P68">دنیایی رنگی با عنصر‌های دسته d</text:p>
      <text:p text:style-name="P32">رفتاری شبیه فلز‌های دسته ـــــ و ـــــ دارند: ( مانند همه فلز‌ها رسانای ـــــ و ـــــ ـــــ هستند، ـــــ خوارند و قابلیت تبدیل به ـــــ و ـــــ را دارند ) اما هر یک، رفتار‌های ویژه‌ای نیز دارند.</text:p>
      <text:p text:style-name="P115"><text:span text:style-name="T20">فلز‌های دسته d به فلز‌های واسطه/اصلی معروف‌اند در حالی که فلز‌های دسته s و p به فلز‌های </text:span><text:span text:style-name="T22">ـــــ </text:span><text:span text:style-name="T20">شهرت دارند.</text:span></text:p>
      <text:p text:style-name="P116"><text:span text:style-name="T20">اغلب فلز‌های واسطه در طبیعت به شکل ترکیب‌های یونی/مولکولی ( مانند </text:span><text:span text:style-name="T22">ـــــ </text:span><text:span text:style-name="T20">، </text:span><text:span text:style-name="T22">ـــــ </text:span><text:span text:style-name="T20">و غیره </text:span><text:span text:style-name="T23">) یافت می‌شوند.</text:span></text:p>
      <text:p text:style-name="P117"><text:span text:style-name="T20">برای نمونه، آهن، دو اکسید طبیعی FeO ( </text:span><text:span text:style-name="T22">ـــــ </text:span><text:span text:style-name="T20">) و Fe_2O_3 ( </text:span><text:span text:style-name="T22">ـــــ </text:span><text:span text:style-name="T20">) دارد.</text:span></text:p>
      <text:p text:style-name="P118"><text:span text:style-name="T20">اغلب عناصر واسطه، دو ویژگی دارند: ترکیبات </text:span><text:span text:style-name="T22">ـــــ </text:span><text:span text:style-name="T20">و ظرفیت‌های </text:span><text:span text:style-name="T22">ـــــ</text:span></text:p>
      <text:p text:style-name="P118"><text:span text:style-name="T22">ر</text:span><text:span text:style-name="T20">نگ سنگ‌های قیمتی فیروزه ( </text:span><text:span text:style-name="T22">ـــــ </text:span><text:span text:style-name="T20">)، یاقوت ( </text:span><text:span text:style-name="T22">ـــــ </text:span><text:span text:style-name="T20">) و زمرد ( </text:span><text:span text:style-name="T22">ـــــ </text:span><text:span text:style-name="T20">) به علت وجود ترکیبات عناصر واسطه در آن‌ها است.</text:span></text:p>
      <text:p text:style-name="P69">« آرایش الکترونی فلز‌های واسطه »</text:p>
      <text:p text:style-name="P119"><text:span text:style-name="T20">زیر لایه </text:span><text:span text:style-name="T22">ـــــ </text:span><text:span text:style-name="T20">در آن‌ها در حال پر شدن است:</text:span></text:p>
      <text:p text:style-name="P119"><text:span text:style-name="T20">_{26}Fe^{3+}: </text:span><text:span text:style-name="T22">ـــــ / </text:span><text:span text:style-name="T20">_{26}Fe^{+2}: </text:span><text:span text:style-name="T22">ـــــ / </text:span><text:span text:style-name="T20">_{26}Fe: [ </text:span><text:span text:style-name="T22">ـــــ </text:span><text:span text:style-name="T20">]</text:span></text:p>
      <text:p text:style-name="P34">نکته مهم: زیرلایه 4s نسبت به 3d؛</text:p>
      <text:p text:style-name="P119"><text:span text:style-name="T20">زودتر/دیرتر پر می‌شود: چون سطح انرژی </text:span><text:span text:style-name="T22">ـــــ </text:span><text:span text:style-name="T20">دارد، و </text:span><text:span text:style-name="T22">ـــــ </text:span><text:span text:style-name="T20">خالی می‌شود: چون </text:span><text:span text:style-name="T22">ـــــ ـــــ ـــــ</text:span></text:p>
      <text:p text:style-name="P105"><text:span text:style-name="T22">ت</text:span><text:span text:style-name="T20">ست –</text:span><text:span text:style-name="T15"> آرایش الکترونی [Ar]3d^5 متعلق به چند مورد از موارد زیر می‌تواند باشد؟</text:span></text:p>
      <text:list text:style-name="L1">
        <text:list-item>
          <text:p text:style-name="P35">اتم</text:p>
        </text:list-item>
        <text:list-item>
          <text:p text:style-name="P35">کاتیون</text:p>
        </text:list-item>
        <text:list-item>
          <text:p text:style-name="P35">آنیون</text:p>
        </text:list-item>
      </text:list>
      <text:p text:style-name="P36">۱) فقط اتم<text:tab/>۲) فقط آنیون<text:tab/>۳) اتم و آنیون<text:tab/>۴) فقط کاتیون<text:tab/>۵) فقط یون</text:p>
      <text:p text:style-name="P37">خود را بیازمایید صفحه ۱۶ ( به همراه تمرین آرایش الکترونی چند عنصر واسطه دیگر )</text:p>
      <text:p text:style-name="P38"/>
      <text:p text:style-name="P70">«نکاتی درباره عناصر واسطه تناوب ۴»</text:p>
      <text:p text:style-name="P120"><text:span text:style-name="T20">۱) همه، ترکیبات </text:span><text:span text:style-name="T22">ـــــ </text:span><text:span text:style-name="T20">دارند، به جز </text:span><text:span text:style-name="T22">ـــــ </text:span><text:span text:style-name="T20">و </text:span><text:span text:style-name="T22">ـــــ</text:span></text:p>
      <text:p text:style-name="P120"><text:span text:style-name="T22">۲</text:span><text:span text:style-name="T20">) همه، ظرفیت‌های </text:span><text:span text:style-name="T22">ـــــ </text:span><text:span text:style-name="T20">دارند، به جز </text:span><text:span text:style-name="T22">ـــــ </text:span><text:span text:style-name="T20">( ظرفیت = </text:span><text:span text:style-name="T22">ـــــ </text:span><text:span text:style-name="T20">) و </text:span><text:span text:style-name="T22">ـــــ </text:span><text:span text:style-name="T20">( ظرفیت = </text:span><text:span text:style-name="T22">ـــــ </text:span><text:span text:style-name="T20">)</text:span></text:p>
      <text:p text:style-name="P120"><text:span text:style-name="T20">۳) مجموع ارقام عدد اتمی = شماره </text:span><text:span text:style-name="T22">ـــــ </text:span><text:span text:style-name="T20">( به جز </text:span><text:span text:style-name="T22">ـــــ </text:span><text:span text:style-name="T20">) مثال: ( شماره </text:span><text:span text:style-name="T22">ـــــ </text:span><text:span text:style-name="T20">= </text:span><text:span text:style-name="T22">ـــــ </text:span><text:span text:style-name="T20">+ </text:span><text:span text:style-name="T22">ـــــ </text:span><text:span text:style-name="T20">_{26}Fe</text:span></text:p>
      <text:p text:style-name="P120"><text:span text:style-name="T20">۴) رقم «دهگان» و «یکان» در عدد اتمی، به ترتیب برابر با شمار الکترون‌های </text:span><text:span text:style-name="T22">ـــــ </text:span><text:span text:style-name="T20">و </text:span><text:span text:style-name="T22">ـــــ </text:span><text:span text:style-name="T20">است ( به جز </text:span><text:span text:style-name="T22">ـــــ </text:span><text:span text:style-name="T20">، </text:span><text:span text:style-name="T22">ـــــ </text:span><text:span text:style-name="T20">و </text:span><text:span text:style-name="T22">ـــــ </text:span><text:span text:style-name="T20">). مثال:</text:span></text:p>
      <text:p text:style-name="P38">_{26}Fe: [Ar]4s 3d</text:p>
      <text:p text:style-name="P38">۵) ظرفیت اصلی ( کمترین ظرفیت ) و بیشترین ظرفیت عناصر واسطه تناوب ۴:</text:p>
      <text:p text:style-name="P38">( ممکن است برخی از این عناصر، ظرفیت‌های دیگری بین این دو ظرفیت داشته باشند )</text:p>
      <text:p text:style-name="P120"><text:span text:style-name="T20">۶) فقط </text:span><text:span text:style-name="T22">ـــــ </text:span><text:span text:style-name="T20">می‌تواند با کمترین ظرفیت ( ظرفیت اصلی ) و « </text:span><text:span text:style-name="T22">ـــــ </text:span><text:span text:style-name="T20">ظرفیت » خود، به آرایش الکترونی گاز نجیب برسد.</text:span></text:p>
      <text:p text:style-name="P121"><text:span text:style-name="T20">۷) در این عناصر، ظرفیت اصلی ( کمترین ظرفیت ) برابر با </text:span><text:span text:style-name="T22">ـــــ </text:span><text:span text:style-name="T20">است. ( به جز </text:span><text:span text:style-name="T22">ـــــ </text:span><text:span text:style-name="T20">و </text:span><text:span text:style-name="T22">ـــــ </text:span><text:span text:style-name="T20">)</text:span></text:p>
      <text:p text:style-name="P121"><text:span text:style-name="T20">خود را بیازمایید صفحه ۱۷: الف) اسکاندیم ( </text:span><text:span text:style-name="T22">ـــــ </text:span><text:span text:style-name="T20">)، نخستین فلز </text:span><text:span text:style-name="T22">ـــــ </text:span><text:span text:style-name="T20">جدول دوره‌ای است.</text:span></text:p>
      <text:p text:style-name="P121"><text:span text:style-name="T20">در وسایل خانه، مانند </text:span><text:span text:style-name="T22">ـــــ ـــــ </text:span><text:span text:style-name="T20">و برخی </text:span><text:span text:style-name="T22">ـــــ ـــــ </text:span><text:span text:style-name="T20">وجود دارد.</text:span></text:p>
      <text:p text:style-name="P106"><text:span text:style-name="T20">طلا ( </text:span><text:span text:style-name="T19">ـــــ </text:span><text:span text:style-name="T15">)</text:span></text:p>
      <text:p text:style-name="P39">طلا افزون بر ویژگی‌های مشترک با سایر فلز‌ها، ویژگی‌های منحصر به فردی نیز دارد.</text:p>
      <text:p text:style-name="P107"><text:span text:style-name="T15">بسیار </text:span><text:span text:style-name="T19">ـــــ </text:span><text:span text:style-name="T15">* و </text:span><text:span text:style-name="T19">ـــــ ـــــ </text:span><text:span text:style-name="T15">است. به راحتی به </text:span><text:span text:style-name="T19">ـــــ </text:span><text:span text:style-name="T15">و </text:span><text:span text:style-name="T19">ـــــ </text:span><text:span text:style-name="T15">بسیار نازک ( </text:span><text:span text:style-name="T19">ـــــ </text:span><text:span text:style-name="T15">طلا ) تبدیل می‌شود. رساینایی الکتریکی آن، </text:span><text:span text:style-name="T19">ـــــ </text:span><text:span text:style-name="T15">است و در شرایط گوناگون دمایی، این رسانایی </text:span><text:span text:style-name="T19">ـــــ ـــــ ـــــ </text:span><text:span text:style-name="T15">با </text:span><text:span text:style-name="T19">ـــــ </text:span><text:span text:style-name="T15">های موجود در هواکره و </text:span><text:span text:style-name="T19">ـــــ </text:span><text:span text:style-name="T15">، واکنش </text:span><text:span text:style-name="T19">ـــــ . </text:span><text:span text:style-name="T15">( ساخت وسایل الکتریکی شکل صفحه ۱۷ )</text:span></text:p>
      <text:p text:style-name="P108"><text:span text:style-name="T15">پرتو‌های خورشیدی، از روی ورقه طلا، </text:span><text:span text:style-name="T19">ـــــ </text:span><text:span text:style-name="T15">زیادی دارند.</text:span></text:p>
      <text:p text:style-name="P108"><text:span text:style-name="T15">طلا در طبیعت به صورت </text:span><text:span text:style-name="T19">ـــــ </text:span><text:span text:style-name="T15">( </text:span><text:span text:style-name="T19">ـــــ </text:span><text:span text:style-name="T15">) یافت می‌شود و مقدارش در معادن، بسیار </text:span><text:span text:style-name="T19">ـــــ </text:span><text:span text:style-name="T15">است. برای استخراج آن، باید حجم </text:span><text:span text:style-name="T19">ـــــ </text:span><text:span text:style-name="T15">از </text:span><text:span text:style-name="T19">ـــــ </text:span><text:span text:style-name="T15">معدن استفاده شود. «استخراج طلا»، آثار </text:span><text:span text:style-name="T19">ـــــ ـــــ </text:span><text:span text:style-name="T15">بر محیط زیست برجای می‌گذارد.</text:span></text:p>
      <text:p text:style-name="P108"><text:span text:style-name="T15">دانشمندان، به دنبال راه‌های جدید برای </text:span><text:span text:style-name="T19">ـــــ </text:span><text:span text:style-name="T15">فلز‌ها هستند که ضمن بهره‌بداری از </text:span><text:span text:style-name="T19">ـــــ </text:span><text:span text:style-name="T15">، منجر به کاهش </text:span><text:span text:style-name="T19">ـــــ ـــــ </text:span><text:span text:style-name="T15">محیط زیستی شود و با </text:span><text:span text:style-name="T19">ـــــ </text:span><text:span text:style-name="T15">هماهنگ باشد.</text:span></text:p>
      <text:p text:style-name="P108"><text:span text:style-name="T15">* طلا به اندازه‌ای </text:span><text:span text:style-name="T19">ـــــ </text:span><text:span text:style-name="T15">و </text:span><text:span text:style-name="T19">ـــــ </text:span><text:span text:style-name="T15">است که می‌توان چند گرم از آن را با چکش‌کاری، به </text:span><text:span text:style-name="T19">ـــــ </text:span><text:span text:style-name="T15">با مساحت چند متر مربع تبدیل کرد.</text:span></text:p>
      <text:p text:style-name="P71">«عنصر‌ها به چه شکلی در طبیعت یافت می‌شوند؟»</text:p>
      <text:p text:style-name="P108"><text:span text:style-name="T15">شکل ۹ صفحه ۱۸: </text:span><text:span text:style-name="T19">ـــــ ـــــ </text:span><text:span text:style-name="T15">، </text:span><text:span text:style-name="T19">ـــــ ـــــ </text:span><text:span text:style-name="T15">، </text:span><text:span text:style-name="T19">ـــــ </text:span><text:span text:style-name="T15">(II) </text:span><text:span text:style-name="T19">ـــــ </text:span><text:span text:style-name="T15">و </text:span><text:span text:style-name="T19">ـــــ </text:span><text:span text:style-name="T15">، نمونه‌هایی از «کانی‌های» موجود در طبیعت هستند.</text:span></text:p>
      <text:p text:style-name="P40">اغلب عناصر در طبیعت، به شکل آزاد/ترکیب یافت می‌شوند، هرچند،</text:p>
      <text:p text:style-name="P108"><text:span text:style-name="T15">برخی نافلز‌ها مانند </text:span><text:span text:style-name="T19">ـــــ </text:span><text:span text:style-name="T15">، </text:span><text:span text:style-name="T19">ـــــ </text:span><text:span text:style-name="T15">و </text:span><text:span text:style-name="T19">ـــــ</text:span></text:p>
      <text:p text:style-name="P108"><text:span text:style-name="T19">و </text:span><text:span text:style-name="T15">برخی فلز‌ها مانند </text:span><text:span text:style-name="T19">ـــــ </text:span><text:span text:style-name="T15">، </text:span><text:span text:style-name="T19">ـــــ </text:span><text:span text:style-name="T15">و </text:span><text:span text:style-name="T19">ـــــ </text:span><text:span text:style-name="T15">به شکل آزاد در طبیعت وجود دارند.</text:span></text:p>
      <text:p text:style-name="P108"><text:span text:style-name="T15">( البته نافلز‌های مذکور، و نیز فلز </text:span><text:span text:style-name="T19">ـــــ </text:span><text:span text:style-name="T15">به شکل </text:span><text:span text:style-name="T19">ـــــ </text:span><text:span text:style-name="T15">نیز در طبیعت یافت می‌شوند. )</text:span></text:p>
      <text:p text:style-name="P109"><text:span text:style-name="T15">در میان فلز‌ها، تنها «طلا» به شکل </text:span><text:span text:style-name="T19">ـــــ </text:span><text:span text:style-name="T15">ها یا </text:span><text:span text:style-name="T19">ـــــ </text:span><text:span text:style-name="T15">های «زرد»، لا به لای خاک یافت می‌شود. ( حاشیه صفحه ۱۸ )</text:span></text:p>
      <text:p text:style-name="P72">«حالت آزاد»</text:p>
      <text:p text:style-name="P110"><text:span text:style-name="T15">در یک عنصر یعنی، اتم‌های آن با اتمی </text:span><text:span text:style-name="T19">ـــــ</text:span></text:p>
      <text:p text:style-name="P110"><text:span text:style-name="T19">۱</text:span><text:span text:style-name="T15">) از عنصر دیگر پیوند نداده باشد.<text:tab/>۲) دیگر پیوند نداده باشد.<text:tab/>(شماره </text:span><text:span text:style-name="T19">ـــــ </text:span><text:span text:style-name="T15">= ترکیب )</text:span></text:p>
      <text:p text:style-name="P110"><text:span text:style-name="T20">پرسش – </text:span><text:span text:style-name="T15">چند مورد، حالت آزاد هیدروژن است؟</text:span></text:p>
      <text:p text:style-name="P41">۱)<text:tab/>H<text:tab/>۲)H-Cl<text:tab/>۳) H-H</text:p>
      <text:p text:style-name="P111"><text:span text:style-name="T20">روش شناسایی کاتیون‌های آهن ( واکنش‌ها، موازنه شوند. ) </text:span><text:span text:style-name="T15">( کاوش کنید ۱ صفحه ۱۹ )</text:span></text:p>
      <text:p text:style-name="P110"><text:span text:style-name="T15">ج) آزمایش ۱ صفحه ۱۹ ( شناسایی Fe^{2+} ) به کمک یون </text:span><text:span text:style-name="T19">ـــــ</text:span></text:p>
      <text:p text:style-name="P42">(aq)+ <text:s text:c="2"/>(aq) → <text:s text:c="2"/>(s)+ <text:s text:c="2"/>(aq)</text:p>
      <text:p text:style-name="P110"><text:span text:style-name="T15">ث) رسوب </text:span><text:span text:style-name="T19">ـــــ </text:span><text:span text:style-name="T15">رنگ<text:tab/><text:tab/>چ) یون </text:span><text:span text:style-name="T19">ـــــ </text:span><text:span text:style-name="T15">، شناساگر یون </text:span><text:span text:style-name="T19">ـــــ </text:span><text:span text:style-name="T15">است.</text:span></text:p>
      <text:p text:style-name="P110"><text:span text:style-name="T15">پ) آزمایش ۲ صفحه ۱۹ ( شناسایی Fe^{3+} ) به کمک یون </text:span><text:span text:style-name="T19">ـــــ</text:span></text:p>
      <text:p text:style-name="P112"><text:span text:style-name="T19">(</text:span><text:span text:style-name="T15">aq)+ <text:s text:c="3"/>(aq) → <text:s text:c="2"/>(s)+ <text:s text:c="3"/>(aq)</text:span></text:p>
      <text:p text:style-name="P110"><text:span text:style-name="T19">ب</text:span><text:span text:style-name="T15">) رسوب </text:span><text:span text:style-name="T19">ـــــ<text:tab/><text:tab/><text:tab/></text:span><text:span text:style-name="T15">ت) یون </text:span><text:span text:style-name="T19">ـــــ </text:span><text:span text:style-name="T15">، شناساگر یون </text:span><text:span text:style-name="T19">ـــــ </text:span><text:span text:style-name="T15">نیز هست.</text:span></text:p>
      <text:p text:style-name="P110"><text:span text:style-name="T15">تذکر: روش شناسایی یک ذره، باید </text:span><text:span text:style-name="T19">ـــــ </text:span><text:span text:style-name="T15">«ویژه» و مشخص، ایجاد کند، به شکلی که؛</text:span></text:p>
      <text:p text:style-name="P110"><text:span text:style-name="T15">یون مورد نظر/یون شناساگر، فقط با یون مورد نظر/یون شناساگر، آن </text:span><text:span text:style-name="T19">ـــــ </text:span><text:span text:style-name="T15">را ایجاد کند.</text:span></text:p>
      <text:p text:style-name="P110"><text:span text:style-name="T15">نکته ۱: دو ترکیب یونی، در محلول </text:span><text:span text:style-name="T19">ـــــ </text:span><text:span text:style-name="T15">( </text:span><text:span text:style-name="T19">ـــــ </text:span><text:span text:style-name="T15">)، فقط به شرطی واکنش می‌دهند که </text:span><text:span text:style-name="T19">ـــــ </text:span><text:span text:style-name="T15">یا </text:span><text:span text:style-name="T19">ـــــ </text:span><text:span text:style-name="T15">یا </text:span><text:span text:style-name="T19">ـــــ </text:span><text:span text:style-name="T15">تولید شود.</text:span></text:p>
      <text:p text:style-name="P110"><text:span text:style-name="T15">نکته ۲: در واکنش جابه‌جایی دوگانه، ظرفیت هر ذره، در دو طرف واکنش یکسان </text:span><text:span text:style-name="T19">ـــــ</text:span></text:p>
      <text:p text:style-name="P110"><text:span text:style-name="T15">آزمایش ۳ صفحه ۱۹: </text:span><text:span text:style-name="T19">( </text:span><text:span text:style-name="T15">واکنش‌ها موازنه شوند. ) ابتدا، میخ زنگ‌زده را در محلول Hcl وارد می‌کنیم:</text:span></text:p>
      <text:p text:style-name="P112"><text:span text:style-name="T15">ب) Fe_2O_3(s)+HCl(aq) → </text:span><text:span text:style-name="T19">ـــــ </text:span><text:span text:style-name="T15">(aq) + _____ ( </text:span><text:span text:style-name="T19">ـــــ </text:span><text:span text:style-name="T15">)</text:span></text:p>
      <text:p text:style-name="P41">سپس، به این سامانه، محلول آبی «سود» می‌افزاییم:</text:p>
      <text:p text:style-name="P112"><text:span text:style-name="T15">پ) ____ (aq) + <text:s text:c="2"/>NaOH(aq) → </text:span><text:span text:style-name="T19">ـــــ </text:span><text:span text:style-name="T15">(s) + </text:span><text:span text:style-name="T19">ـــــ </text:span><text:span text:style-name="T15">(aq)</text:span></text:p>
      <text:p text:style-name="P110"><text:span text:style-name="T15">ت) رسوب </text:span><text:span text:style-name="T19">ـــــ<text:tab/><text:tab/><text:tab/></text:span><text:span text:style-name="T15">ث) این دو واکنش نشانگر وجود یون </text:span><text:span text:style-name="T19">ـــــ </text:span><text:span text:style-name="T15">در زنگ آهن ( </text:span><text:span text:style-name="T19">ـــــ </text:span><text:span text:style-name="T15">) است.</text:span></text:p>
      <text:p text:style-name="P110"><text:span text:style-name="T15">یادداشت ( در حد کتاب درسی شیمی ۳): اغلب عناصر فلزی می‌توانند با Hcl(aq) یک مولار، واکنش دهند به جز فلز‌های APAC ( </text:span><text:span text:style-name="T19">ـــــ </text:span><text:span text:style-name="T15">، </text:span><text:span text:style-name="T19">ـــــ </text:span><text:span text:style-name="T15">، </text:span><text:span text:style-name="T19">ـــــ </text:span><text:span text:style-name="T15">، </text:span><text:span text:style-name="T19">ـــــ </text:span><text:span text:style-name="T15">)</text:span></text:p>
      <text:p text:style-name="P41">کاوش کنید ۲ صفحه ۲۰:</text:p>
      <text:p text:style-name="P42">(I) Fe(s) + CuSO_4(aq) →</text:p>
      <text:p text:style-name="P42">(II) Cu(s) + FeSO_4(aq) →</text:p>
      <text:p text:style-name="P110"><text:span text:style-name="T15">در واکنش (I)، فلز سمت چپ ( </text:span><text:span text:style-name="T19">ـــــ </text:span><text:span text:style-name="T15">) واکنش را انجام</text:span><text:span text:style-name="T19"> ـــــ </text:span><text:span text:style-name="T15">است. ( </text:span><text:span text:style-name="T19">ـــــ </text:span><text:span text:style-name="T15">می‌تواند به </text:span><text:span text:style-name="T19">ـــــ </text:span><text:span text:style-name="T15">الکترون دهد. )</text:span></text:p>
      <text:p text:style-name="P110"><text:span text:style-name="T15">در واکنش (II)،‌فلز سمت چپ ( </text:span><text:span text:style-name="T19">ـــــ </text:span><text:span text:style-name="T15">) واکنش را انجام </text:span><text:span text:style-name="T19">ـــــ </text:span><text:span text:style-name="T15">است. ( </text:span><text:span text:style-name="T19">ـــــ </text:span><text:span text:style-name="T15">نمی‌تواند به </text:span><text:span text:style-name="T19">ـــــ </text:span><text:span text:style-name="T15">الکترون دهد. )</text:span></text:p>
      <text:p text:style-name="P113"><text:span text:style-name="T15">نتیجه: </text:span><text:span text:style-name="T19">ـــــ </text:span><text:span text:style-name="T15">از </text:span><text:span text:style-name="T19">ـــــ </text:span><text:span text:style-name="T15">واکنش‌پذیر‌تر است.</text:span></text:p>
      <text:p text:style-name="P113"><text:span text:style-name="T15">نکته ۳: در واکنش جابه‌جایی یگانه، حتماً در واکنش، بار </text:span><text:span text:style-name="T19">ـــــ </text:span><text:span text:style-name="T15">ذره تغییر می‌کند.</text:span></text:p>
      <text:p text:style-name="P113"><text:span text:style-name="T15">نکته ۴: اگر واکنش «فلزی» با محلول آبی کاتیون «فلز» دیگر، خود به خود انجام‌پذیر باشد، واکنش عکس ( برگشت )، حتماً </text:span><text:span text:style-name="T19">ـــــ </text:span><text:span text:style-name="T15">خود به خودی است.</text:span></text:p>
      <text:p text:style-name="P43"/>
      <text:p text:style-name="P113"><text:span text:style-name="T15">خوب است بدانیم:</text:span></text:p>
      <text:p text:style-name="P114"><text:span text:style-name="T15">Fe + HCl → </text:span><text:span text:style-name="T19">ـــــ </text:span><text:span text:style-name="T15">+ H_2<text:tab/>/<text:tab/>Fe+Cl_2 → </text:span><text:span text:style-name="T19">ـــــ</text:span></text:p>
      <text:p text:style-name="P33"/>
      <text:p text:style-name="P73">«واکنش‌پذیری»</text:p>
      <text:p text:style-name="P44">واکنش‌پذیری هر فلز ( و به طور کلی هر عنصر ) تمایل آن را برای انجام ـــــ ـــــ نشان می‌دهد.*</text:p>
      <text:p text:style-name="P44">هرچه عنصری واکنش‌پذیرتر باشد، تمایل آن را برای انجام واکنش ( تبدیل ـــــ به ـــــ ) بیشتر است. برای مقایسه، تعدادی فلز، از لحاظ واکنش‌پذیری در سه دسته قرار گرفته‌اند:</text:p>
      <text:p text:style-name="P44">با هم بیندیشیم صفحه ۲۰: ( با توجه به جدول پایین صفحه ۲۰ به پرسش‌ها پاسخ دهید )</text:p>
      <text:p text:style-name="P44">واکنش‌پذیری: ( زیاد: ـــــ ، ـــــ ) ( کم: ـــــ ، ـــــ ) ( ناچیز: ـــــ ، ـــــ و ـــــ )</text:p>
      <text:p text:style-name="P45">الف<text:span text:style-name="T32">) در «شرایط یکسان»، فلز‌ها با واکنش‌پذیری </text:span>ـــــ <text:span text:style-name="T32">، تمایل </text:span>ـــــ <text:span text:style-name="T32">به تشکیل </text:span>ـــــ <text:span text:style-name="T32">نشان می‌دهند.</text:span></text:p>
      <text:p text:style-name="P46">ب) در «شرایط یکسان»، سرعت واکنش‌دادن در هوای مرطوب: <text:span text:style-name="T31">ـــــ &lt; ـــــ &lt; ـــــ</text:span></text:p>
      <text:p text:style-name="P46">پ) تأمین شرایط نگهداری فلز‌ها با واکنش‌پذیری <text:span text:style-name="T31">ـــــ </text:span>، دشوارتر است.</text:p>
      <text:p text:style-name="P47">( چون با کمترین مقدار مواد، از جمله <text:span text:style-name="T31">ـــــ </text:span>هوا، واکنش می‌دهند و فعالیت شیمیایی آن‌ها <text:span text:style-name="T31">ـــــ </text:span>است. )</text:p>
      <text:p text:style-name="P47">ت) به طور کلی، در هر واکنش شیمیایی که به طور طبیعی ( خود به خود ) انجام می‌شود؛</text:p>
      <text:p text:style-name="P47">واکنش‌پذیری: واکنش‌دهنده‌ها <text:s text:c="6"/>فرآورده‌ها<text:tab/><text:tab/>پایداری: واکنش‌دهنده‌ها <text:s text:c="7"/>فرآورده‌ها</text:p>
      <text:p text:style-name="P47">با هم بیندیشیم صفحه ۲۱</text:p>
      <text:p text:style-name="P47">ت)</text:p>
      <text:p text:style-name="P47">واکنش‌پذیری: Na <text:s text:c="5"/>Fe</text:p>
      <text:p text:style-name="P48">Na_2O + C(s) <text:s/>delta → Na_2O(s) + Fe(s)</text:p>
      <text:p text:style-name="P48">Na_2O(s) + Fe(s) delta → <text:span text:style-name="T31">ـــــ</text:span></text:p>
      <text:p text:style-name="P47">ث)</text:p>
      <text:p text:style-name="P47">واکنش‌پذیری: Na <text:s text:c="6"/>C</text:p>
      <text:p text:style-name="P48">Na_2O + C(s) delta → <text:span text:style-name="T31">ـــــ</text:span></text:p>
      <text:p text:style-name="P48">CO_2(g) + Na(s) delta → <text:span text:style-name="T31">ـــــ</text:span></text:p>
      <text:p text:style-name="P47">به طور کلی:</text:p>
      <text:p text:style-name="P48">فلز: MX + M’ → M’X + M \Rightarrow<text:tab/><text:tab/>M<text:tab/>M’ <text:s/>:واکنش‌پذیری</text:p>
      <text:p text:style-name="P48">نافلز: MX + Z → MZ + X \Rightarrow<text:tab/><text:tab/>X<text:tab/>Z <text:s text:c="3"/>:واکنش‌پذیری</text:p>
      <text:p text:style-name="P48">نافلز: XY + Z → XZ + Y \Rightarrow<text:tab/><text:tab/><text:tab/>Y<text:tab/>Z <text:s text:c="3"/>:واکنش‌پذیری</text:p>
      <text:p text:style-name="P47">واکنش‌پذیری: Cu<text:tab/><text:tab/>Zn</text:p>
      <text:p text:style-name="P47">موازنه:</text:p>
      <text:p text:style-name="P48">Zn(s) + CuSO_4(aq) → <text:span text:style-name="T31">ـــــ </text:span>(aq) + <text:span text:style-name="T31">ـــــ </text:span>(s)</text:p>
      <text:p text:style-name="P48">Cu(s) + ZnSO_4(aq) → ـــــ</text:p>
      <text:p text:style-name="P47">واکنش‌پذیری: Cu<text:tab/><text:tab/>Al</text:p>
      <text:p text:style-name="P48">Al(s) + CuSO_4(aq) → ـــــ (aq) + ـــــ (s)</text:p>
      <text:p text:style-name="P48"><text:soft-page-break/>Cu + Al_2(SO_4)_3(aq) → ـــــ</text:p>
      <text:p text:style-name="P47">واکنش‌پذیری: Cu<text:tab/><text:tab/>Fe</text:p>
      <text:p text:style-name="P48">FeO(s) + Cu(s) → ـــــ</text:p>
      <text:p text:style-name="P48">CuO(s) + Fe(s) → ـــــ</text:p>
      <text:p text:style-name="P47">* اصطلاح «مس فلزی» به عنصر مس در حالت اتم/کاتیون-ترکیب اشاره دارد. عنصر می در حالت ـــــ یا ـــــ خاصیت فلزی</text:p>
      <text:p text:style-name="P49">واکنش‌پذیری</text:p>
      <text:p text:style-name="P50">Mg<text:tab/>Ti</text:p>
      <text:p text:style-name="P50">Ti<text:tab/>Fe</text:p>
      <text:p text:style-name="P50">آیا این واکنش انجام‌پذیر است؟</text:p>
      <text:p text:style-name="P50">تمرین دوره‌ای ۶ صفحه ۴۸</text:p>
      <text:p text:style-name="P51">TiCl_4(s) + Mg(s) delta → ـــــ(s) + ـــــ(s)</text:p>
      <text:p text:style-name="P51">Fe_2O_3(s) + Ti (s) delta → ـــــ (s) + Fe (s)</text:p>
      <text:p text:style-name="P51">Mg(s) + Fe_2O_3 (s) delta → ـــــ (s) + ـــــ (s)</text:p>
      <text:p text:style-name="P50">ـــــ چون ـــــ از ـــــ واکنش‌پذیر‌تر است</text:p>
      <text:p text:style-name="P50">روش استخراج ـــــ فلزی از ـــــ ( <text:s/>) ـــــ در معدن مس سرچشمه: ( تمرین دوره‌ای ۷ )</text:p>
      <text:p text:style-name="P50">واکنش‌پذیری:</text:p>
      <text:p text:style-name="P51">Cu_2S(s) + O_2(g) → ـــــ (s) + ـــــ (g)</text:p>
      <text:p text:style-name="P50">روش استخراج ـــــ فلزی از ـــــ ( <text:s/>) ـــــ ( ـــــ ) در فولاد مبارکه:</text:p>
      <text:p text:style-name="P51">( صفحه ۲۱ ) Fe_2O_3(s) + C(s) delta → ـــــ (s) + ـــــ (g)</text:p>
      <text:p text:style-name="P51">( با هم بیندیشیم صفحه۲۱ ) FeO(S) + C(s) delta → ـــــ (s) + ـــــ (g)</text:p>
      <text:p text:style-name="P51">( صفحه ۲۵ ) Fe_2O_3(s) + CO(g) → ـــــ (s) + ـــــ (g)<text:tab/><text:tab/>:روش دیگری برای استخراج آهن</text:p>
      <text:p text:style-name="P51">Fe<text:tab/>C</text:p>
      <text:p text:style-name="P50">آهن، ـــــ ترین عنصر کره زمین است و ـــــ مصرف سالانه را بین فلز‌ها در جهان دارد.</text:p>
      <text:p text:style-name="P50">برای جوش دادن خطوط آهن، از واکنشی موسوم به « ـــــ » استفاده می‌شود:</text:p>
      <text:p text:style-name="P51">Al(s) + Fe_2O_3(s) → ـــــ (s) + ـــــ (l) <text:tab/>( خوب است بدانیم صفحه ۲۴ )</text:p>
      <text:p text:style-name="P50">فلزها در طبیعت، اغلب به شکل ـــــ ـــــ یافت می‌شوند؛</text:p>
      <text:p text:style-name="P50">هرچه فلزی واکنش‌پذیرتر باشد، استخراج آن ـــــ است.</text:p>
      <text:p text:style-name="P50">مسئله ( خوب است بدانیم صفحه ۲۲ ) از واکنش ۴۰ گرم آهن (III) اکسید با کربن، انتظار می‌رود چند گرم آهن به دست آید؟</text:p>
      <text:p text:style-name="P50">یازدهم</text:p>
      <text:p text:style-name="P50">دنیای واقعی واکنش‌ها ← درصد خلوص</text:p>
      <text:p text:style-name="P50">گاهی واکنش‌های شیمیایی، مطابق آنچه انتظار می‌رود پیش نمی‌روند. ممکن است واکنش‌دهنده‌ها ناخالص باشند،</text:p>
      <text:p text:style-name="P50"><text:tab/><text:tab/><text:tab/><text:tab/><text:tab/><text:tab/><text:tab/>واکنش به طور کامل انجام نشود ( به دلیل شرایط مختلف)</text:p>
      <text:p text:style-name="P50"><text:tab/><text:tab/><text:tab/><text:tab/><text:tab/><text:tab/><text:tab/>یا همزمان، واکنش‌های ناخواسته دیگری انجام شود.</text:p>
      <text:p text:style-name="P52">C=12, O=16, H=1, Fe=56, Al=27</text:p>
      <text:p text:style-name="P53">وقتی واکنش به طور کامل در مسیر اصلی انجام نوشد مقدار فرآورده تشکیل شده در آزمایش ( مقدار ــــــ ) از آنچه در تئوری و روی کاغذ به دست آمده ( مقدار ــــــ ) ــــــتر خواهد بود. ( مقدار ــــــ &lt; مقدار ــــــ )</text:p>
      <text:p text:style-name="P53"><text:soft-page-break/>پیوند با ریاضی:</text:p>
      <text:p text:style-name="P53">۲- الف ( صفحه ۲۳ )</text:p>
      <text:p text:style-name="P53">۲- ب: </text:p>
      <text:p text:style-name="P52">Ra _{(بازده درصدی)} = \frac{مقدار ــــــ}{مقدار ــــــ}*۱۰۰</text:p>
      <text:p text:style-name="P54">مسئله ۱: از تخمیر ۱.۵ تن گلوکز موجود در <text:span text:style-name="T33">پسماندهای گیاهی، چند تن سوخت سبز ( ـــــ ) تولید می‌شود؟ ( Ra=80% )</text:span></text:p>
      <text:p text:style-name="P55">C_6H_{12}_O_6( ـــــ ) → C_2H_5_OH( ـــــ ) + CO_2(g)</text:p>
      <text:p text:style-name="P56">مسأله ۲: آهن (III) اکسید به عنوان ـــــ در نقاشی به کار می‌رود. ۱۰ کیلوگرم از این ماده، طبق واکنش زیر در واکنش با کار کربن مونو‌اکسید، ۵۲۰۰ گرم آهن تولید کرده است. بازده درصدی واکنش را به دست آورید: (خوب است بدانیم ۲ صفحه ۲۵ )</text:p>
      <text:p text:style-name="P57">\ce{Fe2O3(s) + CO(g) -&gt; Fe(s) + CO2(g)}</text:p>
      <text:p text:style-name="P56">تمرین دوره‌ای ۶</text:p>
      <text:p text:style-name="P74">درصد خلوص</text:p>
      <text:p text:style-name="P56">پیوند با ریاضی ( ۱- الف صفحه ۲۳): </text:p>
      <text:p text:style-name="P56">یعنی در هر <text:span text:style-name="T34">ـــــ گرم از این ماده معدنی ( کانه )، ـــــ گرم ـــــ و ـــــ گرم مواد دیگر هست.</text:span></text:p>
      <text:p text:style-name="P56">۱- ب</text:p>
      <text:p text:style-name="P56">درصد خلوص = مقدار ماده خالص (P) / مقدار نمونه ناخالص (P’) *۱۰۰</text:p>
      <text:p text:style-name="P56">یا</text:p>
      <text:p text:style-name="P56">درصد خلوص = مقدار ماده ـــــ / مقدار ماده ـــــ + مقدار ناخالصی(ها) * ۱۰۰</text:p>
      <text:p text:style-name="P56">مسئله ۳ – ۱۰ گرم آهن با خلوص ۹۵٪ را در مقدار کافی محلول هیدروکلریک اسید می‌اندازیم. حجم H2(g) در شرایط STP، چند لیتر است؟</text:p>
      <text:p text:style-name="P57">\ce{Fe(s) + Hcl(aq) -&gt; FeCl2(aq) + H2(g)}</text:p>
      <text:p text:style-name="P56">خوب است بدانیم ۱ صفحه ۲۴</text:p>
      <text:p text:style-name="P56">الف) ـــــ فعال‌تر است، چون در واکنش خود بخودی سمت ـــــ قرار دارد ( و ـــــ را از ترکیبش خارج می‌کند. )</text:p>
      <text:p text:style-name="P56">بررسی تمرین دوره‌ای ۱، ۲ ، ۳ و ۷</text:p>
      <text:p text:style-name="P56"/>
      <text:p text:style-name="P75">«گیاه پالایی»</text:p>
      <text:p text:style-name="P56">یکی از روش‌های بیرون کشیدن فلز از لابه‌لای خاک، استفاده از گیاهان است. ابتدا گیاه را می‌کارند، گیاه، ـــــ را جذب می‌کند. سپس گیاه را برداشت می‌کندد، ـــــ و از ـــــ آن، ـــــ را جداسازی می‌کنند.</text:p>
      <text:p text:style-name="P56">خود را بیازمایید ۳ صفحه ۲۵ الف:</text:p>
      <text:p text:style-name="P56">ب:</text:p>
      <text:p text:style-name="P57">درصد نیکل در خاکستر = \frac{m_{(\qquad)}}{m_{(\qquad)}}*100 =</text:p>
      <text:p text:style-name="P56">پ:</text:p>
      <text:p text:style-name="P74">با مقایسه درصد «نیکل» و «روی» در سنگ معدن آن‌ها، و با توجه به حجم گیاه و آب مصرفی، و نیز سطح زیادی از زمین به که زیر کشت می‌رود، روش گیاه پالایی برای این دو فلز مقرون به صرفه <text:span text:style-name="T3">ـــــ .</text:span></text:p>
      <text:p text:style-name="P56">پیوند با صنعت: گنجینه‌های اعماق دریا</text:p>
      <text:p text:style-name="P56">اعماق دریا، در برخی مناطق محتوی ـــــ چندین فلز واسطه ( ـــــ سولفیدی ) ( شکل ۱۱ پ صفحه ۲۶ )</text:p>
      <text:p text:style-name="P56">و در برخی مناطق دیگر، به صورت ـــــ ها و ـــــ هایی غنی از فلز‌هایی مانند ـــــ ، ـــــ ، ـــــ ، ـــــ و ـــــ است. ( شکل ۱۱ ب صفحه ۲۶ )</text:p>
      <text:p text:style-name="P56">غلظت گونه‌های فلزی «کف اقیانوس»، نسبت به «ذخایر زیرزمینی»، ـــــ است.</text:p>
      <text:p text:style-name="P56">جریان فلز بین «محیط زیست» و «جامعه»</text:p>
      <text:p text:style-name="P58">استخراج فلز از سنگ معدن، در نهایت به تولید ـــــ و ـــــ گوناگون می‌انجامد. بر اساس توسعه پایدار، در تولید یک « ـــــ » یا عرضه « ـــــ »، باید همه هزینه‌ها و ملاحظه‌های <text:span text:style-name="T35">ـــــ ، ـــــ و ـــــ ـــــ را در نظر گرفت.</text:span></text:p>
      <text:p text:style-name="P58"><text:span text:style-name="T35">اگر مجموع هزینه‌های بهره‌برداری از یک معدن، با در نظر گرفتن این ملاحظه‌ها، ـــــ مقدار ممکن باشد، در مسیر پیشرفت پایدار حرکت می‌کنیم، رفتار‌های ما آسیب کمتری به جامعه وارد می‌کند و ـــــ ـــــ زیست محیطی ما را کاهش می‌دهد.</text:span></text:p>
      <text:p text:style-name="P59"><text:span text:style-name="T35">با هم بیندیشیم صفحه ۲۷: «فرآیند استخراج فلز از طبیعت و بازگشت آن به‌ طبیعت»</text:span></text:p>
      <text:p text:style-name="P60"><text:span text:style-name="T35">الف) یکسان </text:span><text:span text:style-name="T36">ـــــ </text:span><text:span text:style-name="T35">( آهنگ مصرف<text:tab/><text:tab/>آهنگ بازگست به طبیعت )</text:span></text:p>
      <text:p text:style-name="P60"><text:span text:style-name="T35">ب) فلز‌ها، منابعی تجدید </text:span><text:span text:style-name="T36">ـــــ .</text:span></text:p>
      <text:p text:style-name="P60"><text:span text:style-name="T36">ب</text:span><text:span text:style-name="T35">ا تمام شدن معادن، دسترسی به آن‌ها </text:span><text:span text:style-name="T36">ـــــ </text:span><text:span text:style-name="T35">، و محدود به </text:span><text:span text:style-name="T36">ـــــ </text:span><text:span text:style-name="T35">است.</text:span></text:p>
      <text:p text:style-name="P60"><text:span text:style-name="T35">پ) بازیافت فلز‌ها از جمله آهن؛ ردپای CO_2 را کاهش می‌دهد. ( د / ن )</text:span></text:p>
      <text:p text:style-name="P60"><text:span text:style-name="T35">سبب کاهش سرعت گر‌مای جهانی می‌شود. ( د / ن )</text:span></text:p>
      <text:p text:style-name="P60"><text:span text:style-name="T35">گونه‌های زیستی بیشتری را از بین می‌برد. ( د / ن )</text:span></text:p>
      <text:p text:style-name="P60"><text:span text:style-name="T35">به توسعه پایدار کشور کمک می‌کند. ( د / ن )</text:span></text:p>
      <text:p text:style-name="P60"><text:span text:style-name="T35">پسماند سرانه فولاد </text:span><text:span text:style-name="T36">ـــــ </text:span><text:span text:style-name="T35">کیلوگرم است. با انرژی ذخیره شده از بازگردانی ۷ قوطی فولادی، می‌توان یک لامپ </text:span><text:span text:style-name="T39">۶۰</text:span><text:span text:style-name="T35"> واتی را حدود </text:span><text:span text:style-name="T39">۲۵</text:span><text:span text:style-name="T35"> ساعت روشن نگه داشت. در استخراج </text:span><text:span text:style-name="T39">۱</text:span><text:span text:style-name="T35"> کیلوگرم آهن، تقریباً </text:span><text:span text:style-name="T36">ـــــ </text:span><text:span text:style-name="T35">کیلوگرم سنگ معدن آهن، و </text:span><text:span text:style-name="T36">ـــــ </text:span><text:span text:style-name="T35">کیلوگرم از منابع معدنی دیگر مصرف می‌شود. در استخراج فلز، درصد کمی/زیادی از سنگ معدن به فلز تبدیل می‌شود.</text:span></text:p>
      <text:p text:style-name="P76"><text:span text:style-name="T35">NEW</text:span></text:p>
      <text:p text:style-name="P77"><text:span text:style-name="T35">ارزیابی چرخه عمر</text:span></text:p>
      <text:p text:style-name="P60"><text:span text:style-name="T35">چرخه عمر: میزان تأثیر یک فرآورده بر روی محیط زیست در طول مدت عمر آن.</text:span></text:p>
      <text:p text:style-name="P60"><text:span text:style-name="T35">ارزیابی چرخه عمر:تاثیر‌های هرفرآورده را در </text:span><text:span text:style-name="T39">۴</text:span><text:span text:style-name="T35"> مرحله، بررسی می‌کند:</text:span></text:p>
      <text:p text:style-name="P60"><text:span text:style-name="T35">۱: </text:span><text:span text:style-name="T36">ـــــ </text:span><text:span text:style-name="T35">و </text:span><text:span text:style-name="T36">ـــــ </text:span><text:span text:style-name="T35">مواد خام برای تولید فراورده<text:tab/>۲</text:span><text:span text:style-name="T36">: ـــــ<text:tab/><text:tab/></text:span><text:span text:style-name="T35">۳: </text:span><text:span text:style-name="T36">ـــــ<text:tab/><text:tab/></text:span><text:span text:style-name="T35">۴: </text:span><text:span text:style-name="T36">ـــــ</text:span></text:p>
      <text:p text:style-name="P60"><text:span text:style-name="T36">ا</text:span><text:span text:style-name="T35">رزیابی چرخه عمر، حاصل تلاش برای یافتن شاخص‌هایی است که کمک می‌کنند صنایع در مسیر بهره‌گیری از دانش فنی و تخصصی </text:span><text:span text:style-name="T39">سازگار‌تر با محیط زیست</text:span><text:span text:style-name="T35"> حرکت کنند، و رفتار و عمل‌کرد خود را در مسیر رسیدن به </text:span><text:span text:style-name="T40">توسعه پایدار</text:span><text:span text:style-name="T35"> «اصلاح» کنند.</text:span></text:p>
      <text:p text:style-name="P60"><text:span text:style-name="T35">بازیافت</text:span></text:p>
      <text:p text:style-name="P60"><text:span text:style-name="T35">حمل و نقل پسماندهای کاغذی سبب آلودگی هوا می‌شود.</text:span></text:p>
      <text:p text:style-name="P60"><text:span text:style-name="T35">حمل و نقل پسماند‌های پلاستیکی و ذوب کردن آن‌ها انرژی مصرف می‌کند و سبب آلودگی هوا می‌شود.</text:span></text:p>
      <text:p text:style-name="P60"><text:span text:style-name="T35">سوزاندن زباله</text:span></text:p>
      <text:p text:style-name="P60"><text:span text:style-name="T35">سبب انتشار گاز‌های گلخانه‌ای و آلودگی هوا می‌شود.</text:span></text:p>
      <text:p text:style-name="P60"><text:span text:style-name="T35">دفن‌کردن</text:span></text:p>
      <text:p text:style-name="P60"><text:span text:style-name="T35">تجزینه می‌شود. گاز متان ( آلاینده هوا ) تولید می‌کند.</text:span></text:p>
      <text:p text:style-name="P60"><text:span text:style-name="T35">(عملا) تجزیه نمی‌شود و سالیان طولانی در زمین باقی می‌ماند.</text:span></text:p>
      <text:p text:style-name="P60"><text:span text:style-name="T35">تأثیر مصرف فرآورده روی محیط زیست*</text:span></text:p>
      <text:p text:style-name="P60"><text:span text:style-name="T35">آلودگی هووا را به دنبال دارد.*</text:span></text:p>
      <text:p text:style-name="P60"><text:soft-page-break/><text:span text:style-name="T35">سبب آلودگی هوا، خاک و آب می‌شود.*</text:span></text:p>
      <text:p text:style-name="P60"><text:span text:style-name="T35">تأثیر روی محیط زیست</text:span></text:p>
      <text:p text:style-name="P60"><text:span text:style-name="T35">در تولید کاغذ آب به مقدار زیاد و مواد شیمیایی مضر برای محیط زیست مصرف می‌شود.</text:span></text:p>
      <text:p text:style-name="P60"><text:span text:style-name="T35">در پالایش نفت خام و واکنش پلیمری شدن انرژی زیادی مصرف می‌شود.</text:span></text:p>
      <text:p text:style-name="P60"><text:span text:style-name="T35">تأثیر حمل و نقل ماده خام بر محیط زیست*</text:span></text:p>
      <text:p text:style-name="P60"><text:span text:style-name="T35">سبب آلودگی هوا می‌شود.*</text:span></text:p>
      <text:p text:style-name="P60"><text:span text:style-name="T35">سبب آلودگی هوا می‌شود.*</text:span></text:p>
      <text:p text:style-name="P60"><text:span text:style-name="T35">تأثیر تولید ماده خام بر محیط زیست</text:span></text:p>
      <text:p text:style-name="P60"><text:span text:style-name="T35">با بریدن درختان زیستگاه جانداران زیادی تخریب می‌شود.</text:span></text:p>
      <text:p text:style-name="P60"><text:span text:style-name="T35">در استخراج نفت خام، انرژی زیادی مصرف می‌شود.</text:span></text:p>
      <text:p text:style-name="P60"><text:span text:style-name="T35">پایداری تأمین ماده اولیه یا خام</text:span></text:p>
      <text:p text:style-name="P60"><text:span text:style-name="T35">نسبتاً پایدار ( می‌توان تعداد زیادی درخت کاشت )</text:span></text:p>
      <text:p text:style-name="P60"><text:span text:style-name="T35">ناپایدار ( نفت، تجدیدناشدنی است. )</text:span></text:p>
      <text:p text:style-name="P60"><text:span text:style-name="T35">ماده اولیه یا خام</text:span></text:p>
      <text:p text:style-name="P60"><text:span text:style-name="T35">درخت</text:span></text:p>
      <text:p text:style-name="P60"><text:span text:style-name="T35">نفت خام</text:span></text:p>
      <text:p text:style-name="P60"><text:span text:style-name="T35">مراحل چرخه عمر</text:span></text:p>
      <text:p text:style-name="P60"><text:span text:style-name="T35">پاکت کاغذی</text:span></text:p>
      <text:p text:style-name="P60"><text:span text:style-name="T35">کیسه پلاستیکی</text:span></text:p>
      <text:p text:style-name="P60"><text:span text:style-name="T35">مرحله ۱: استخراج و تولید مواد اولیه و خام<text:tab/>۲: مرحله تولید<text:tab/>۳: مرحله مصرف<text:tab/>۴: مرحله دفع</text:span></text:p>
      <text:p text:style-name="P60"><text:span text:style-name="T35"/></text:p>
      <text:p text:style-name="P78"><text:span text:style-name="T35">نفت</text:span></text:p>
      <text:p text:style-name="P61"><text:span text:style-name="T35"><text:s/>نفت خام، یکی از سوخت‌های </text:span><text:span text:style-name="T36">ـــــ </text:span><text:span text:style-name="T35">است که به شکل مایعی </text:span><text:span text:style-name="T36">ـــــ </text:span><text:span text:style-name="T35">، </text:span><text:span text:style-name="T36">ـــــ </text:span><text:span text:style-name="T35">رنگ یا </text:span><text:span text:style-name="T36">ـــــ </text:span><text:span text:style-name="T35">( متمایل به </text:span><text:span text:style-name="T36">ـــــ </text:span><text:span text:style-name="T35">) از زمین بیرون کشیده می‌شود.</text:span></text:p>
      <text:p text:style-name="P61"><text:span text:style-name="T35">نفت خام در دنیای کنونی، دو نقش اساسی دارد: «منبع تأمین </text:span><text:span text:style-name="T36">ـــــ </text:span><text:span text:style-name="T35">» و « </text:span><text:span text:style-name="T36">ـــــ </text:span><text:span text:style-name="T35">اولیه برای تهیه </text:span><text:span text:style-name="T39">مواد</text:span><text:span text:style-name="T35"> و </text:span><text:span text:style-name="T39">کالاها</text:span><text:span text:style-name="T35">»</text:span></text:p>
      <text:p text:style-name="P61"><text:span text:style-name="T35">مصرف روزانه نفت خام ( ۸۰،۰۰۰،۰۰۰ بشکه )</text:span></text:p>
      <text:p text:style-name="P61"><text:span text:style-name="T35">نیمی: سوخت </text:span><text:span text:style-name="T36">ـــــ ـــــ </text:span><text:span text:style-name="T35">( حدود ٪ </text:span><text:span text:style-name="T36">ـــــ </text:span><text:span text:style-name="T35">)</text:span></text:p>
      <text:p text:style-name="P61"><text:span text:style-name="T35">نیمی: ← تأمین </text:span><text:span text:style-name="T36">ـــــ </text:span><text:span text:style-name="T35">و انرژی </text:span><text:span text:style-name="T36">ـــــ </text:span><text:span text:style-name="T35">( حدود ٪ </text:span><text:span text:style-name="T36">ـــــ </text:span><text:span text:style-name="T35">)</text:span></text:p>
      <text:p text:style-name="P61"><text:span text:style-name="T35"><text:tab/>← تولید </text:span><text:span text:style-name="T36">ـــــ </text:span><text:span text:style-name="T35">و </text:span><text:span text:style-name="T36">ـــــ </text:span><text:span text:style-name="T35">، </text:span><text:span text:style-name="T36">ـــــ </text:span><text:span text:style-name="T35">ها، مواد </text:span><text:span text:style-name="T36">ـــــ </text:span><text:span text:style-name="T35">و </text:span><text:span text:style-name="T36">ـــــ </text:span><text:span text:style-name="T35">، </text:span><text:span text:style-name="T36">ـــــ </text:span><text:span text:style-name="T35">، </text:span><text:span text:style-name="T36">ـــــ </text:span><text:span text:style-name="T35">، مواد </text:span><text:span text:style-name="T36">ـــــ </text:span><text:span text:style-name="T35">و </text:span><text:span text:style-name="T36">ـــــ </text:span><text:span text:style-name="T35">( حدود ٪ </text:span><text:span text:style-name="T36">ـــــ </text:span><text:span text:style-name="T35">)</text:span></text:p>
      <text:p text:style-name="P61"><text:span text:style-name="T35">نفت خام، مخلوطی از هزاران ترکیب شیمیایی است که بخش عمده آن را </text:span><text:span text:style-name="T36">ـــــ </text:span><text:span text:style-name="T35">‌های گوناگون تشکیل می‌دهند. عنصر اصلی سازنده نفت خام، </text:span><text:span text:style-name="T36">ـــــ </text:span><text:span text:style-name="T35">است. کربن، اساس استخوان‌بندی </text:span><text:span text:style-name="T36">ـــــ ـــــ </text:span><text:span text:style-name="T35">ها است.</text:span></text:p>
      <text:p text:style-name="P61"><text:span text:style-name="T35">کربن در خانه شماره </text:span><text:span text:style-name="T36">ـــــ </text:span><text:span text:style-name="T35">جدون دوره‌ای جای دارد. ( سرگروه گروه </text:span><text:span text:style-name="T36">ـــــ </text:span><text:span text:style-name="T35">) و اتم آن، در لایه ظرفیت خود </text:span><text:span text:style-name="T36">ـــــ </text:span><text:span text:style-name="T35">الکترون دارد. خوب است بدانیم صفحه ۳۰. الف) آرایش الکترونی فشرده::</text:span></text:p>
      <text:p text:style-name="P61"><text:span text:style-name="T35">ب) آرایش الکترون نکته‌ای اتم کربن:</text:span></text:p>
      <text:p text:style-name="P61"><text:span text:style-name="T35">پ) انواع پیوند اشتراکی ( برای رسیدن به آرایش هشتایی ): </text:span><text:span text:style-name="T36">ـــــ </text:span><text:span text:style-name="T35">، </text:span><text:span text:style-name="T36">ـــــ </text:span><text:span text:style-name="T35">و </text:span><text:span text:style-name="T36">ـــــ</text:span></text:p>
      <text:p text:style-name="P61"><text:span text:style-name="T36">م</text:span><text:span text:style-name="T35">ثال) تشکیل متان ( CH_4 ):</text:span></text:p>
      <text:p text:style-name="P61"><text:span text:style-name="T35"/></text:p>
      <text:p text:style-name="P62"><text:span text:style-name="T35">تمرین: آرایش الکترون نقطه‌ای اتم‌های زیر را رسم کنید:</text:span></text:p>
      <text:p text:style-name="P63"><text:span text:style-name="T35">الف) بیشترین تعداد الکترون لایه ظرفیت، مربوط به کدام گروه است؟ گروه </text:span><text:span text:style-name="T36">ـــــ </text:span><text:span text:style-name="T35">( </text:span><text:span text:style-name="T36">ـــــ </text:span><text:span text:style-name="T35">الکترون ظرفیتی )</text:span></text:p>
      <text:p text:style-name="P63"><text:span text:style-name="T35">ب) بیشترین تعداد الکترون منفرد ( تکی ) مربوط به کدام گروه است؟</text:span></text:p>
      <text:p text:style-name="P63"><text:span text:style-name="T35">گروه </text:span><text:span text:style-name="T36">ـــــ </text:span><text:span text:style-name="T35">( </text:span><text:span text:style-name="T36">ـــــ </text:span><text:span text:style-name="T35">تک الکترون)</text:span></text:p>
      <text:p text:style-name="P63"><text:span text:style-name="T35">پ) ظرفیت عناصر کدام گروه، بیشتر است؟ چرا؟</text:span></text:p>
      <text:p text:style-name="P63"><text:span text:style-name="T35">گروه </text:span><text:span text:style-name="T36">ـــــ </text:span><text:span text:style-name="T35">( ظرفیت </text:span><text:span text:style-name="T36">ـــــ </text:span><text:span text:style-name="T35">) ← ظرفیت اصلی گروه</text:span></text:p>
      <text:p text:style-name="P63"><text:span text:style-name="T35">مشاهده</text:span></text:p>
      <text:p text:style-name="P63"><text:span text:style-name="T35">A) اتم </text:span><text:span text:style-name="T36">ـــــ </text:span><text:span text:style-name="T35">و</text:span><text:span text:style-name="T36">ـــــ </text:span><text:span text:style-name="T35">می‌توانند بیش از سایر فلز‌ها پیوند اشتراکی ایجاد کنند.. ( با ظرفیت اصلی خود )</text:span></text:p>
      <text:p text:style-name="P63"><text:span text:style-name="T35">B) اتم </text:span><text:span text:style-name="T36">ـــــ </text:span><text:span text:style-name="T35">( و البته </text:span><text:span text:style-name="T36">ـــــ </text:span><text:span text:style-name="T35">، </text:span><text:span text:style-name="T36">ـــــ </text:span><text:span text:style-name="T35">و </text:span><text:span text:style-name="T36">ـــــ </text:span><text:span text:style-name="T35">) می‌توانند پیوند‌های دوگانه و اتم‌های </text:span><text:span text:style-name="T36">ـــــ </text:span><text:span text:style-name="T35">، </text:span><text:span text:style-name="T36">ـــــ </text:span><text:span text:style-name="T35">و </text:span><text:span text:style-name="T36">ـــــ </text:span><text:span text:style-name="T35">می‌توانند پیوند سه‌گانه ایجاد کنند.</text:span></text:p>
      <text:p text:style-name="P63"><text:span text:style-name="T35">نتیجه: </text:span><text:span text:style-name="T48">بیشترین</text:span><text:span text:style-name="T35"> و </text:span><text:span text:style-name="T48">متنوع‌ترین</text:span><text:span text:style-name="T35"> ترکیبات، باید مربوط به گروه </text:span><text:span text:style-name="T36">ـــــ </text:span><text:span text:style-name="T35">باشد:</text:span></text:p>
      <text:p text:style-name="P63"><text:span text:style-name="T35">ـــــ شازنده اصلی مولکول‌های زیستی و ـــــ سازنده اصلی جهان غیرزنده است.</text:span></text:p>
      <text:p text:style-name="P63"><text:span text:style-name="T35">ترکیبات </text:span><text:span text:style-name="T39">کربن</text:span><text:span text:style-name="T35"> از سیلیسیم بسیار ـــــ است چون ← پیوند‌های ـــــ تشکیل می‌دهد ( دلیل: طول پیوند ـــــ )</text:span></text:p>
      <text:p text:style-name="P63"><text:span text:style-name="T35"><text:tab/><text:tab/><text:tab/><text:tab/><text:tab/> ← توانایی تشکیل پیوند ـــــ و ـــــ و ـــــ را نیز دارد. ( شکل ۱۵ و ۱۶ صفحه ۳۱ )</text:span></text:p>
      <text:p text:style-name="P63"><text:span text:style-name="T35">گفتیم که نفت خام، مخلوطی از ـــــ ـــــ است. هیدروکربن‌ها، دارای ـــــ و ـــــ گوناگونی هستند. البته کربن می‌تواند علاوه بر H به ـــــ و ـــــ نیز به شیوه‌های گوناگون متصل شود؛ و ـــــ ـــــ ، ـــــ ، ـــــ ـــــ ، ـــــ ، ـــــ و غیره را بسازد.</text:span></text:p>
      <text:p text:style-name="P63"><text:span text:style-name="T35">همچین، کربن‌ها می‌توانند به روش‌های گوناگون به هم متصل شوند و دگرشکل ( آلوتروپ ) های مختلفی مانند ـــــ ، ـــــ و غیره را ایجاد کنند.</text:span></text:p>
      <text:p text:style-name="P79"><text:span text:style-name="T35">یادآوری:تعریف و مقایسه «آلوتروپ، ایزوتوپ، ایزومر»</text:span></text:p>
      <text:p text:style-name="P79"><text:span text:style-name="T35"/></text:p>
      <text:p text:style-name="P80"><text:span text:style-name="T35">آلکان‌ها <text:s/>( C_nH )</text:span></text:p>
      <text:p text:style-name="P64"><text:span text:style-name="T35">دسته‌ای از هیدروکربن‌ها هستند که در آن‌ها، هر اتم کربن با </text:span><text:span text:style-name="T37">ـــــ </text:span><text:span text:style-name="T35">پیوند یگانه به اتم‌های دیگر متصل شده است ( یعنی حتماً با </text:span><text:span text:style-name="T37">ـــــ </text:span><text:span text:style-name="T35">اتم دیگر پیوند دارد. ). </text:span><text:span text:style-name="T37">ـــــ </text:span><text:span text:style-name="T35">( CH_4 ) ساده‌ترین و نخستین عضو خانواده آلکان است. سایر اعضای خانواده، تعداد </text:span><text:span text:style-name="T37">ـــــ </text:span><text:span text:style-name="T35">های بیشتری دارند، که البته اتم‌های </text:span><text:span text:style-name="T37">ـــــ </text:span><text:span text:style-name="T35">آن‌ها نیز بیشتر می‌شود.</text:span></text:p>
      <text:p text:style-name="P64"><text:span text:style-name="T35">( هر اتم کربن به </text:span><text:span text:style-name="T37">ـــــ </text:span><text:span text:style-name="T35">یا </text:span><text:span text:style-name="T37">ـــــ </text:span><text:span text:style-name="T35">اتم کربن در زنجیر کربنی متصل است. )</text:span></text:p>
      <text:p text:style-name="P64"><text:span text:style-name="T35">آلکان‌ها<text:tab/><text:tab/>← </text:span><text:span text:style-name="T37">ـــــ : </text:span><text:span text:style-name="T35">اتم‌های </text:span><text:span text:style-name="T37">ـــــ </text:span><text:span text:style-name="T35">همانند یک </text:span><text:span text:style-name="T37">ـــــ </text:span><text:span text:style-name="T35">به دنبال هم قرار دارند. ( شکل ۱۸ الف)</text:span></text:p>
      <text:p text:style-name="P64"><text:span text:style-name="T35"><text:tab/><text:tab/>← </text:span><text:span text:style-name="T37">ـــــ : </text:span><text:span text:style-name="T35">برخی اتم‌های کربن به شکل شاخه </text:span><text:span text:style-name="T37">ـــــ </text:span><text:span text:style-name="T35">( </text:span><text:span text:style-name="T37">ـــــ </text:span><text:span text:style-name="T35">) به زنجیر اصلی متصل است ( شکل ۱۸ ب )</text:span></text:p>
      <text:p text:style-name="P64"><text:span text:style-name="T35">( برخی اتم‌های کربن به </text:span><text:span text:style-name="T37">ـــــ </text:span><text:span text:style-name="T35">یا </text:span><text:span text:style-name="T37">ـــــ </text:span><text:span text:style-name="T35">اتم کربن در زنجیر متصل هستند. )</text:span></text:p>
      <text:p text:style-name="P81"><text:span text:style-name="T35">پرسش –</text:span><text:span text:style-name="T42"> کوچک‌ترین آلکانی که همه انواع کربن را دارد، چند اتم هیدروژن دارد؟ ( آلکان زنجیری ← حلقوی نباشد )</text:span></text:p>
      <text:p text:style-name="P81"><text:span text:style-name="T42"/></text:p>
      <text:p text:style-name="P81"><text:span text:style-name="T35">مدل پیوند – خط</text:span></text:p>
      <text:p text:style-name="P81"><text:span text:style-name="T35"><text:s/></text:span><text:span text:style-name="T42">در این روش، اتم‌های کربن با نقطه و پیوند بین آن‌ها با خط‌تیره ( پاره خط ) نشان داده می‌شوند.</text:span></text:p>
      <text:p text:style-name="P81"><text:span text:style-name="T42">اتم‌های هیدروژن، و نیز پیوند‌های C-H نشان داده </text:span><text:span text:style-name="T43">ـــــ </text:span><text:span text:style-name="T42">( H متصل به اتم‌های دیگر، نشان داده </text:span><text:span text:style-name="T43">ـــــ </text:span><text:span text:style-name="T42">)</text:span></text:p>
      <text:p text:style-name="P81"><text:span text:style-name="T42">همچنین C-C-C با زاویه واقعی <text:s text:c="10"/>نشان داده می‌شود. پیوند‌های دوگانه یا سه‌گانه نیز با دو یا سه خط نشان داده می‌شوند. سایر اتم‌ها مانند O یا N نیز نمایش داده </text:span><text:span text:style-name="T43">ـــــ .</text:span></text:p>
      <text:p text:style-name="P81"><text:span text:style-name="T43">خ</text:span><text:span text:style-name="T42">وب است بدانیم صفحه ۳۳: فرمول «ساختاری» یا «پیوند – خط» به همراه فرمول مولکولی را برای هر ترکیب نمایش دهید:</text:span></text:p>
      <text:p text:style-name="P81"><text:span text:style-name="T42">الف)<text:tab/><text:tab/><text:tab/>ب)</text:span></text:p>
      <text:p text:style-name="P81"><text:span text:style-name="T42">پ)<text:tab/><text:tab/><text:tab/>ت)</text:span></text:p>
      <text:p text:style-name="P81"><text:span text:style-name="T42">تمرین: با مدل پیوند – خط نمایش دهید:</text:span></text:p>
      <text:p text:style-name="P82"><text:span text:style-name="T42">CH(CH_3) – CH(CH_3)_2</text:span></text:p>
      <text:p text:style-name="P82"><text:span text:style-name="T42">C_3H_7OH</text:span></text:p>
      <text:p text:style-name="P82"><text:span text:style-name="T42"/></text:p>
      <text:p text:style-name="P83"><text:span text:style-name="T42">شمار اتم‌های کربن نقش مهمی در تعیین </text:span><text:span text:style-name="T43">ـــــ </text:span><text:span text:style-name="T42">هیدروکربن‌ها دارد. با تغییر تعداد C، </text:span><text:span text:style-name="T43">ـــــ </text:span><text:span text:style-name="T42">مولکول</text:span></text:p>
      <text:p text:style-name="P84"><text:span text:style-name="T42">و نیز </text:span><text:span text:style-name="T43">ـــــ </text:span><text:span text:style-name="T42">مولکولی تغییر می‌یابد ← تغییر نیروی ـــــ مولکولی، نقطه ـــــ و غیره</text:span></text:p>
      <text:p text:style-name="P86"><text:span text:style-name="T42">با هم بیندیشیم ۱ صفحه ۳۴: ( جمع‌بندی مهم )</text:span></text:p>
      <text:p text:style-name="P86"><text:span text:style-name="T42">بزرگ شدن اندازه مولکول<text:tab/>← </text:span><text:span text:style-name="T44">ـــــ </text:span><text:span text:style-name="T42">نقطه جوش</text:span></text:p>
      <text:p text:style-name="P86"><text:span text:style-name="T42"><text:tab/><text:tab/><text:tab/>← </text:span><text:span text:style-name="T44">ـــــ </text:span><text:span text:style-name="T42">فرار بودن ( تمایل برای تبدیل به گاز )</text:span></text:p>
      <text:p text:style-name="P85"><text:span text:style-name="T42">ـــــ </text:span><text:span text:style-name="T45">گران روی ( </text:span><text:span text:style-name="T42">ـــــ </text:span><text:span text:style-name="T45">مقاوت در برابر جاری شدن )</text:span></text:p>
      <text:p text:style-name="P87"><text:span text:style-name="T42">الف) با افزایش شمار کربن ← </text:span><text:span text:style-name="T44">ـــــ </text:span><text:span text:style-name="T42">نقطه جوش آلکان در فشار ۱ اتمسفر ← </text:span><text:span text:style-name="T44">ـــــ </text:span><text:span text:style-name="T42">تعداد مولکول‌هایی که تبخیر می‌گردند ( </text:span><text:span text:style-name="T44">ـــــ </text:span><text:span text:style-name="T42">فشار بخار )</text:span></text:p>
      <text:p text:style-name="P87"><text:span text:style-name="T42">ب) نقطه جوش: C_{12}H_{26}<text:tab/><text:tab/>C_{21}H_{44}</text:span></text:p>
      <text:p text:style-name="P87"><text:span text:style-name="T42">پ) گران‌روی: C_{10}H_{22}<text:tab/><text:tab/>C_6H_{14}</text:span></text:p>
      <text:p text:style-name="P87"><text:span text:style-name="T42">فرار بودن: C_{10}H_{22}<text:tab/><text:tab/>C_6H_{14}</text:span></text:p>
      <text:p text:style-name="P87"><text:span text:style-name="T42">ت) گشتاور دو قطبی آلکان‌ها حدود </text:span><text:span text:style-name="T44">ـــــ </text:span><text:span text:style-name="T42">است ( یعنی </text:span><text:span text:style-name="T44">ـــــ </text:span><text:span text:style-name="T42">هستند. )</text:span></text:p>
      <text:p text:style-name="P87"><text:span text:style-name="T42">ث) نیروی بین مولکولی در آلکان‌ها از نوع </text:span><text:span text:style-name="T44">ـــــ ـــــ ـــــ </text:span><text:span text:style-name="T42">است. افزایش شمار اتم‌های کربن، باعث </text:span><text:span text:style-name="T44">ـــــ </text:span><text:span text:style-name="T42">قدرت نیروی بین مولکولی، ( و </text:span><text:span text:style-name="T44">ـــــ </text:span><text:span text:style-name="T42">جرم و حجم مولکول ) و باعث </text:span><text:span text:style-name="T44">ـــــ </text:span><text:span text:style-name="T42">نقطه جوش می‌شود.</text:span></text:p>
      <text:p text:style-name="P87"><text:span text:style-name="T42">ج) با بزرگ‌تر شدن زنجیر کربنی، گران‌روی </text:span><text:span text:style-name="T44">ـــــ </text:span><text:span text:style-name="T42">می‌یابد چون مقاومت مولکول‌های بزرگ‌تر ددر برابر جاری شدن </text:span><text:span text:style-name="T44">ـــــ </text:span><text:span text:style-name="T42">است.</text:span></text:p>
      <text:p text:style-name="P87"><text:span text:style-name="T42">چ) چسبندگی: C_{18}H_{38}<text:tab/><text:tab/>C_{25}H_{52} (نیروی بین مولکولی (واندروالسی) در </text:span><text:span text:style-name="T44">ـــــ </text:span><text:span text:style-name="T42">قوی‌تر است. )</text:span></text:p>
      <text:p text:style-name="P87"><text:span text:style-name="T42"><text:tab/><text:tab/>( </text:span><text:span text:style-name="T44">ـــــ </text:span><text:span text:style-name="T42">)<text:tab/><text:tab/><text:tab/><text:tab/>(</text:span><text:span text:style-name="T44"> ـــــ </text:span><text:span text:style-name="T42">)</text:span></text:p>
      <text:p text:style-name="P87"><text:span text:style-name="T42">با هم بیندیشیم ۲ صفحه ۳۵</text:span></text:p>
      <text:p text:style-name="P87"><text:span text:style-name="T42">الف) آلکان‌های </text:span><text:span text:style-name="T44">ـــــ </text:span><text:span text:style-name="T42">تا </text:span><text:span text:style-name="T44">ـــــ </text:span><text:span text:style-name="T42">کربنه در دمای ۲۲ درجه سانتی‌گراد به حالت گاز هستند.</text:span></text:p>
      <text:p text:style-name="P88"><text:span text:style-name="T42">ب) با افزایش جرم مولی آ</text:span><text:span text:style-name="T46">لکان، نقطه جوش </text:span><text:span text:style-name="T44">ـــــ </text:span><text:span text:style-name="T46">می‌یابد !!! ( این، </text:span><text:span text:style-name="T41">۴۰</text:span><text:span text:style-name="T46"> بار! )</text:span></text:p>
      <text:p text:style-name="P89"><text:span text:style-name="T46">آ</text:span><text:span text:style-name="T42">لکان‌ها به دلیل </text:span><text:span text:style-name="T44">ـــــ </text:span><text:span text:style-name="T42">بودن، در آب </text:span><text:span text:style-name="T44">ـــــ </text:span><text:span text:style-name="T42">و می‌توان از آن‌ها برای حفاظت </text:span><text:span text:style-name="T44">ـــــ </text:span><text:span text:style-name="T42">استفاده کرد. قرار دادن فلز در آلکان‌های </text:span><text:span text:style-name="T44">ـــــ </text:span><text:span text:style-name="T42">یا </text:span><text:span text:style-name="T44">ـــــ </text:span><text:span text:style-name="T42">کردن سطح فلز‌ها و وسایل فلزی با آنها، مانع از رسیدن </text:span><text:span text:style-name="T44">ـــــ </text:span><text:span text:style-name="T42">به سطح فلز می‌شود و از </text:span><text:span text:style-name="T44">ـــــ </text:span><text:span text:style-name="T42">فلز جلوگیری می‌کند.</text:span></text:p>
      <text:p text:style-name="P90"><text:span text:style-name="T42">آلکان‌ها، ترکیباتی سیر </text:span><text:span text:style-name="T44">ـــــ </text:span><text:span text:style-name="T42">هستند، ( هر اتم کربن به </text:span><text:span text:style-name="T44">ـــــ </text:span><text:span text:style-name="T42">اتم دیگر متصل است ). پیوند‌های آن‌ها فقط اشتراکی </text:span><text:span text:style-name="T44">ـــــ </text:span><text:span text:style-name="T42">است. ( دوگانه و سه‌گانه </text:span><text:span text:style-name="T44">ـــــ </text:span><text:span text:style-name="T42">). آلکان‌ها تمایل زیادی برای واکنش شیمیایی </text:span><text:span text:style-name="T44">ـــــ .</text:span></text:p>
      <text:p text:style-name="P91"><text:span text:style-name="T44">آ</text:span><text:span text:style-name="T42">گر آلکان‌ها را </text:span><text:span text:style-name="T47">استنشاق</text:span><text:span text:style-name="T42"> کنیم</text:span><text:span text:style-name="T47">، میزان سمی بودن آن‌ها </text:span><text:span text:style-name="T44">ـــــ </text:span><text:span text:style-name="T47">است و <text:s/>استنشاق آن‌ها بر شش‌ها و بدن، تأثیر چندانی ندارد ( فقط سبب کاهش ـــــ در هوای دم می‌شوند ) البته، ورود بخار ـــــ به شش‌ها از ـــــ گاز‌های تنفسی جلوگیری می‌کند و حتی ممکن است سبب مرگ شود.</text:span></text:p>
      <text:p text:style-name="P92"><text:span text:style-name="T42">خوب است بدانیم صفحه ۳۶: گشتاور دو قطبی مولکول‌های سازنده چربی‌ها، حدود ـــــ است. ( چربی‌ها، ـــــ هستند. )</text:span></text:p>
      <text:p text:style-name="P92"><text:span text:style-name="T42">الف) افرادی که با گریس کار می‌کنند، دستشان را با بنزین یا نفت ( یا مخلوطی از هیدروکربن‌ها ) می‌شویند چون شبیه، ـــــ را حل می‌کند (‌ هر دو دسته مواد، ـــــ هستند ) پس بنزین یا نفت سفید به عنوان ـــــ ، گریس را حل می‌کند.</text:span></text:p>
      <text:p text:style-name="P92"><text:span text:style-name="T42">ب) شستن پوست یا تماس با آلکان‌های مایع در درازمدت به ساختار پوست آسیب می‌رساند زیرا قشر ـــــ برداشته شده و پوست خشک/مرطوب و ـــــ و مستعد ابتلا به عفونت، ترک‌خوردن، اگزما یا آلرژی می‌شود.</text:span></text:p>
      <text:p text:style-name="P92"><text:span text:style-name="T35">«نامگذاری آلکان‌ها» </text:span><text:span text:style-name="T42">( پیوند با ریاضی صفحه ۳۵ )</text:span></text:p>
      <text:p text:style-name="P92"><text:span text:style-name="T42">واژه «آلکان» از دو جزء ساخته شده است. به جای لفظ «آلکـ» همواره کلمه‌ای قرار می‌گیرد که ـــــ اتم کربن را مشخص می‌کند.</text:span></text:p>
      <text:p text:style-name="P92"><text:span text:style-name="T42">اعداد یونانی ا تا ۴ به ترتیب</text:span></text:p>
      <text:p text:style-name="P91"><text:span text:style-name="T47">ـــــ ، ـــــ ، ـــــ و ـــــ هستند که برای نامگذاری انتخاب نشده و به جای آن‌ها واژه‌های دیگری به کار می‌رود. اما پیشوند‌های ـــــ برای ـــــ کربن به بالا، استفاده می‌شوند.</text:span></text:p>
      <text:p text:style-name="P93"><text:span text:style-name="T38">«</text:span><text:span text:style-name="T35">نامگذاری آلکان‌های شاخه‌دار»</text:span></text:p>
      <text:p text:style-name="P65"><text:span text:style-name="T35">برای نام‌گذاری آلکان‌های شاخه‌دار، باید:</text:span></text:p>
      <text:p text:style-name="P65"><text:span text:style-name="T35">۱) نام شاخه‌های جانبی ( فرعی ) را بدانیم:</text:span></text:p>
      <text:p text:style-name="P66"><text:span text:style-name="T35">آلکان \ce{-&gt;[-H]} ـــــ<text:tab/><text:tab/><text:tab/>\ce{CH4 -&gt; -CH3}<text:tab/><text:tab/>\ce{C2H6 -&gt; -C2H5(-CH2CH3)}</text:span></text:p>
      <text:p text:style-name="P65"><text:span text:style-name="T35"><text:tab/>( ـــــ )<text:tab/><text:tab/><text:tab/><text:tab/><text:tab/><text:tab/>( ـــــ )</text:span></text:p>
      <text:p text:style-name="P65"><text:span text:style-name="T35">۲) سپس باید زنجیر اصلی را </text:span><text:span text:style-name="T39">به درستی</text:span><text:span text:style-name="T35"> انتخاب کنیم: زنجیری که بیشترین تعداد ـــــ را دارد.</text:span></text:p>
      <text:p text:style-name="P65"><text:span text:style-name="T35">( به شرطی که از هر کربن فقط ۱ بار عبور کنیم.) در هر مورد، دور زنجیر اصلی، کادر بکشید:</text:span></text:p>
      <text:p text:style-name="P65"><text:span text:style-name="T35"/></text:p>
      <text:p text:style-name="P65"><text:span text:style-name="T35">نکته ۱: اگر بتوان برای هیدروکربنی، دو زنجیر اصلی با کربن‌های برابر اما شاخه‌های فرعی متفاوت انتخاب کرد، انتخابی درست است که تعداد شاخه فرعی ـــــ دارد:</text:span></text:p>
      <text:p text:style-name="P65"><text:span text:style-name="T35">نکته ۲: گروه آلکین ( مانند متیل یا اتیل ) در کربن ابتدایی یا پایانی زنجیر اصلی، در‌واقع، ادامه ـــــ است و شاخه فرعی محسوب ـــــ تمرین ۱: نامگذاری کنید: </text:span></text:p>
      <text:p text:style-name="P65"><text:span text:style-name="T35"/></text:p>
      <text:p text:style-name="P65"><text:span text:style-name="T35">۳) سپس، زنجیر اصلی انتخاب شده ار از طرفی که به ـــــ ـــــ نزدیک‌تر است، شماره‌گذاری می‌کنیم. ( شماره اتصال شاخه فرقی باید ـــــ باشد. )</text:span></text:p>
      <text:p text:style-name="P65"><text:span text:style-name="T35">( سه ترکیب قسمت ۲ را شماره گذاری نمایید.)</text:span></text:p>
      <text:p text:style-name="P65"><text:span text:style-name="T35">۴) نامگذاری:</text:span></text:p>
      <text:p text:style-name="P65"><text:span text:style-name="T35">&gt;&gt;&gt; اگر تعداد شاخه یکی باشد: شماره اتصال و نام شاخه ـــــ و سپس نام ـــــ ـــــ ذکر می‌شود:</text:span></text:p>
      <text:p text:style-name="P67"><text:span text:style-name="T3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1"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06T16:39:02.260287252</dc:date>
    <meta:editing-duration>P1DT14H48M20S</meta:editing-duration>
    <meta:editing-cycles>66</meta:editing-cycles>
    <meta:generator>LibreOffice/7.5.5.2$Linux_X86_64 LibreOffice_project/50$Build-2</meta:generator>
    <meta:document-statistic meta:table-count="0" meta:image-count="0" meta:object-count="0" meta:page-count="22" meta:paragraph-count="385" meta:word-count="5307" meta:character-count="26318" meta:non-whitespace-character-count="21231"/>
  </office:meta>
</office:document-meta>
</file>